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8.11pt"/>
    </style:style>
    <style:style style:name="co2" style:family="table-column">
      <style:table-column-properties fo:break-before="auto" style:column-width="51.96pt"/>
    </style:style>
    <style:style style:name="co3" style:family="table-column">
      <style:table-column-properties fo:break-before="auto" style:column-width="34.95pt"/>
    </style:style>
    <style:style style:name="co4" style:family="table-column">
      <style:table-column-properties fo:break-before="auto" style:column-width="46.54pt"/>
    </style:style>
    <style:style style:name="co5" style:family="table-column">
      <style:table-column-properties fo:break-before="auto" style:column-width="45.01pt"/>
    </style:style>
    <style:style style:name="co6" style:family="table-column">
      <style:table-column-properties fo:break-before="auto" style:column-width="58.9pt"/>
    </style:style>
    <style:style style:name="co7" style:family="table-column">
      <style:table-column-properties fo:break-before="auto" style:column-width="95.95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pyCronCrunch_Weight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Protein(g)</text:p>
          </table:table-cell>
          <table:table-cell office:value-type="string" calcext:value-type="string">
            <text:p>Fat(g)</text:p>
          </table:table-cell>
          <table:table-cell office:value-type="string" calcext:value-type="string">
            <text:p>Carbs(g)</text:p>
          </table:table-cell>
          <table:table-cell office:value-type="string" calcext:value-type="string">
            <text:p>Calories</text:p>
          </table:table-cell>
          <table:table-cell office:value-type="string" calcext:value-type="string">
            <text:p>Weight(lbs)</text:p>
          </table:table-cell>
          <table:table-cell office:value-type="string" calcext:value-type="string">
            <text:p>Weight Change(lbs)</text:p>
          </table:table-cell>
        </table:table-row>
        <table:table-row table:style-name="ro1">
          <table:table-cell office:value-type="string" calcext:value-type="string">
            <text:p>2018-03-23</text:p>
          </table:table-cell>
          <table:table-cell office:value-type="float" office:value="202.49" calcext:value-type="float">
            <text:p>202.49</text:p>
          </table:table-cell>
          <table:table-cell office:value-type="float" office:value="53.74" calcext:value-type="float">
            <text:p>53.74</text:p>
          </table:table-cell>
          <table:table-cell office:value-type="float" office:value="22.95" calcext:value-type="float">
            <text:p>22.95</text:p>
          </table:table-cell>
          <table:table-cell office:value-type="float" office:value="1385.42" calcext:value-type="float">
            <text:p>1385.42</text:p>
          </table:table-cell>
          <table:table-cell office:value-type="float" office:value="169.282" calcext:value-type="float">
            <text:p>169.282</text:p>
          </table:table-cell>
          <table:table-cell office:value-type="float" office:value="1.19300000000001" calcext:value-type="float">
            <text:p>1.19300000000001</text:p>
          </table:table-cell>
        </table:table-row>
        <table:table-row table:style-name="ro1">
          <table:table-cell office:value-type="string" calcext:value-type="string">
            <text:p>2018-03-24</text:p>
          </table:table-cell>
          <table:table-cell office:value-type="float" office:value="140.84" calcext:value-type="float">
            <text:p>140.84</text:p>
          </table:table-cell>
          <table:table-cell office:value-type="float" office:value="128.5" calcext:value-type="float">
            <text:p>128.5</text:p>
          </table:table-cell>
          <table:table-cell office:value-type="float" office:value="20.55" calcext:value-type="float">
            <text:p>20.55</text:p>
          </table:table-cell>
          <table:table-cell office:value-type="float" office:value="1802.06" calcext:value-type="float">
            <text:p>1802.06</text:p>
          </table:table-cell>
          <table:table-cell office:value-type="float" office:value="171.147" calcext:value-type="float">
            <text:p>171.147</text:p>
          </table:table-cell>
          <table:table-cell office:value-type="float" office:value="1.86499999999998" calcext:value-type="float">
            <text:p>1.86499999999998</text:p>
          </table:table-cell>
        </table:table-row>
        <table:table-row table:style-name="ro1">
          <table:table-cell office:value-type="string" calcext:value-type="string">
            <text:p>2018-03-25</text:p>
          </table:table-cell>
          <table:table-cell office:value-type="float" office:value="189.74" calcext:value-type="float">
            <text:p>189.74</text:p>
          </table:table-cell>
          <table:table-cell office:value-type="float" office:value="78.05" calcext:value-type="float">
            <text:p>78.05</text:p>
          </table:table-cell>
          <table:table-cell office:value-type="float" office:value="18.32" calcext:value-type="float">
            <text:p>18.32</text:p>
          </table:table-cell>
          <table:table-cell office:value-type="float" office:value="1534.69" calcext:value-type="float">
            <text:p>1534.69</text:p>
          </table:table-cell>
          <table:table-cell office:value-type="float" office:value="168.462" calcext:value-type="float">
            <text:p>168.462</text:p>
          </table:table-cell>
          <table:table-cell office:value-type="float" office:value="-2.685" calcext:value-type="float">
            <text:p>-2.685</text:p>
          </table:table-cell>
        </table:table-row>
        <table:table-row table:style-name="ro1">
          <table:table-cell office:value-type="string" calcext:value-type="string">
            <text:p>2018-03-26</text:p>
          </table:table-cell>
          <table:table-cell office:value-type="float" office:value="157.37" calcext:value-type="float">
            <text:p>157.37</text:p>
          </table:table-cell>
          <table:table-cell office:value-type="float" office:value="88.55" calcext:value-type="float">
            <text:p>88.55</text:p>
          </table:table-cell>
          <table:table-cell office:value-type="float" office:value="12.12" calcext:value-type="float">
            <text:p>12.12</text:p>
          </table:table-cell>
          <table:table-cell office:value-type="float" office:value="1474.91" calcext:value-type="float">
            <text:p>1474.91</text:p>
          </table:table-cell>
          <table:table-cell office:value-type="float" office:value="169.655" calcext:value-type="float">
            <text:p>169.655</text:p>
          </table:table-cell>
          <table:table-cell office:value-type="float" office:value="1.19300000000001" calcext:value-type="float">
            <text:p>1.19300000000001</text:p>
          </table:table-cell>
        </table:table-row>
        <table:table-row table:style-name="ro1">
          <table:table-cell office:value-type="string" calcext:value-type="string">
            <text:p>2018-03-27</text:p>
          </table:table-cell>
          <table:table-cell office:value-type="float" office:value="135.16" calcext:value-type="float">
            <text:p>135.16</text:p>
          </table:table-cell>
          <table:table-cell office:value-type="float" office:value="86.76" calcext:value-type="float">
            <text:p>86.76</text:p>
          </table:table-cell>
          <table:table-cell office:value-type="float" office:value="12.27" calcext:value-type="float">
            <text:p>12.27</text:p>
          </table:table-cell>
          <table:table-cell office:value-type="float" office:value="1370.56" calcext:value-type="float">
            <text:p>1370.56</text:p>
          </table:table-cell>
          <table:table-cell office:value-type="float" office:value="168.519" calcext:value-type="float">
            <text:p>168.519</text:p>
          </table:table-cell>
          <table:table-cell office:value-type="float" office:value="-1.136" calcext:value-type="float">
            <text:p>-1.136</text:p>
          </table:table-cell>
        </table:table-row>
        <table:table-row table:style-name="ro1">
          <table:table-cell office:value-type="string" calcext:value-type="string">
            <text:p>2018-03-28</text:p>
          </table:table-cell>
          <table:table-cell office:value-type="float" office:value="150.92" calcext:value-type="float">
            <text:p>150.92</text:p>
          </table:table-cell>
          <table:table-cell office:value-type="float" office:value="82.18" calcext:value-type="float">
            <text:p>82.18</text:p>
          </table:table-cell>
          <table:table-cell office:value-type="float" office:value="16.61" calcext:value-type="float">
            <text:p>16.61</text:p>
          </table:table-cell>
          <table:table-cell office:value-type="float" office:value="1409.74" calcext:value-type="float">
            <text:p>1409.74</text:p>
          </table:table-cell>
          <table:table-cell office:value-type="float" office:value="167.143" calcext:value-type="float">
            <text:p>167.143</text:p>
          </table:table-cell>
          <table:table-cell office:value-type="float" office:value="-1.376" calcext:value-type="float">
            <text:p>-1.376</text:p>
          </table:table-cell>
        </table:table-row>
        <table:table-row table:style-name="ro1">
          <table:table-cell office:value-type="string" calcext:value-type="string">
            <text:p>2018-03-29</text:p>
          </table:table-cell>
          <table:table-cell office:value-type="float" office:value="176.87" calcext:value-type="float">
            <text:p>176.87</text:p>
          </table:table-cell>
          <table:table-cell office:value-type="float" office:value="100.15" calcext:value-type="float">
            <text:p>100.15</text:p>
          </table:table-cell>
          <table:table-cell office:value-type="float" office:value="17.97" calcext:value-type="float">
            <text:p>17.97</text:p>
          </table:table-cell>
          <table:table-cell office:value-type="float" office:value="1680.71" calcext:value-type="float">
            <text:p>1680.71</text:p>
          </table:table-cell>
          <table:table-cell office:value-type="float" office:value="168.907" calcext:value-type="float">
            <text:p>168.907</text:p>
          </table:table-cell>
          <table:table-cell office:value-type="float" office:value="1.76400000000001" calcext:value-type="float">
            <text:p>1.76400000000001</text:p>
          </table:table-cell>
        </table:table-row>
        <table:table-row table:style-name="ro1">
          <table:table-cell office:value-type="string" calcext:value-type="string">
            <text:p>2018-03-30</text:p>
          </table:table-cell>
          <table:table-cell office:value-type="float" office:value="161.08" calcext:value-type="float">
            <text:p>161.08</text:p>
          </table:table-cell>
          <table:table-cell office:value-type="float" office:value="103.82" calcext:value-type="float">
            <text:p>103.82</text:p>
          </table:table-cell>
          <table:table-cell office:value-type="float" office:value="9.28" calcext:value-type="float">
            <text:p>9.28</text:p>
          </table:table-cell>
          <table:table-cell office:value-type="float" office:value="1615.82" calcext:value-type="float">
            <text:p>1615.82</text:p>
          </table:table-cell>
          <table:table-cell office:value-type="float" office:value="166.345" calcext:value-type="float">
            <text:p>166.345</text:p>
          </table:table-cell>
          <table:table-cell office:value-type="float" office:value="-2.56200000000001" calcext:value-type="float">
            <text:p>-2.56200000000001</text:p>
          </table:table-cell>
        </table:table-row>
        <table:table-row table:style-name="ro1">
          <table:table-cell office:value-type="string" calcext:value-type="string">
            <text:p>2018-03-31</text:p>
          </table:table-cell>
          <table:table-cell office:value-type="float" office:value="234.22" calcext:value-type="float">
            <text:p>234.22</text:p>
          </table:table-cell>
          <table:table-cell office:value-type="float" office:value="217.83" calcext:value-type="float">
            <text:p>217.83</text:p>
          </table:table-cell>
          <table:table-cell office:value-type="float" office:value="38.18" calcext:value-type="float">
            <text:p>38.18</text:p>
          </table:table-cell>
          <table:table-cell office:value-type="float" office:value="3050.07" calcext:value-type="float">
            <text:p>3050.07</text:p>
          </table:table-cell>
          <table:table-cell office:value-type="float" office:value="167.752" calcext:value-type="float">
            <text:p>167.752</text:p>
          </table:table-cell>
          <table:table-cell office:value-type="float" office:value="1.40700000000001" calcext:value-type="float">
            <text:p>1.40700000000001</text:p>
          </table:table-cell>
        </table:table-row>
        <table:table-row table:style-name="ro1">
          <table:table-cell office:value-type="string" calcext:value-type="string">
            <text:p>2018-04-01</text:p>
          </table:table-cell>
          <table:table-cell office:value-type="float" office:value="138.67" calcext:value-type="float">
            <text:p>138.67</text:p>
          </table:table-cell>
          <table:table-cell office:value-type="float" office:value="159.44" calcext:value-type="float">
            <text:p>159.44</text:p>
          </table:table-cell>
          <table:table-cell office:value-type="float" office:value="46.31" calcext:value-type="float">
            <text:p>46.31</text:p>
          </table:table-cell>
          <table:table-cell office:value-type="float" office:value="2174.88" calcext:value-type="float">
            <text:p>2174.88</text:p>
          </table:table-cell>
          <table:table-cell office:value-type="float" office:value="171.057" calcext:value-type="float">
            <text:p>171.057</text:p>
          </table:table-cell>
          <table:table-cell office:value-type="float" office:value="3.30499999999998" calcext:value-type="float">
            <text:p>3.30499999999998</text:p>
          </table:table-cell>
        </table:table-row>
        <table:table-row table:style-name="ro1">
          <table:table-cell office:value-type="string" calcext:value-type="string">
            <text:p>2018-04-02</text:p>
          </table:table-cell>
          <table:table-cell office:value-type="float" office:value="176.23" calcext:value-type="float">
            <text:p>176.23</text:p>
          </table:table-cell>
          <table:table-cell office:value-type="float" office:value="95.11" calcext:value-type="float">
            <text:p>95.11</text:p>
          </table:table-cell>
          <table:table-cell office:value-type="float" office:value="18.27" calcext:value-type="float">
            <text:p>18.27</text:p>
          </table:table-cell>
          <table:table-cell office:value-type="float" office:value="1633.99" calcext:value-type="float">
            <text:p>1633.99</text:p>
          </table:table-cell>
          <table:table-cell office:value-type="float" office:value="172.375" calcext:value-type="float">
            <text:p>172.375</text:p>
          </table:table-cell>
          <table:table-cell office:value-type="float" office:value="1.31800000000001" calcext:value-type="float">
            <text:p>1.31800000000001</text:p>
          </table:table-cell>
        </table:table-row>
        <table:table-row table:style-name="ro1">
          <table:table-cell office:value-type="string" calcext:value-type="string">
            <text:p>2018-04-03</text:p>
          </table:table-cell>
          <table:table-cell office:value-type="float" office:value="178.19" calcext:value-type="float">
            <text:p>178.19</text:p>
          </table:table-cell>
          <table:table-cell office:value-type="float" office:value="133.72" calcext:value-type="float">
            <text:p>133.72</text:p>
          </table:table-cell>
          <table:table-cell office:value-type="float" office:value="21.72" calcext:value-type="float">
            <text:p>21.72</text:p>
          </table:table-cell>
          <table:table-cell office:value-type="float" office:value="2003.12" calcext:value-type="float">
            <text:p>2003.12</text:p>
          </table:table-cell>
          <table:table-cell office:value-type="float" office:value="172.882" calcext:value-type="float">
            <text:p>172.882</text:p>
          </table:table-cell>
          <table:table-cell office:value-type="float" office:value="0.507000000000005" calcext:value-type="float">
            <text:p>0.507000000000005</text:p>
          </table:table-cell>
        </table:table-row>
        <table:table-row table:style-name="ro1">
          <table:table-cell office:value-type="string" calcext:value-type="string">
            <text:p>2018-04-04</text:p>
          </table:table-cell>
          <table:table-cell office:value-type="float" office:value="212.32" calcext:value-type="float">
            <text:p>212.32</text:p>
          </table:table-cell>
          <table:table-cell office:value-type="float" office:value="155.4" calcext:value-type="float">
            <text:p>155.4</text:p>
          </table:table-cell>
          <table:table-cell office:value-type="float" office:value="24.85" calcext:value-type="float">
            <text:p>24.85</text:p>
          </table:table-cell>
          <table:table-cell office:value-type="float" office:value="2347.28" calcext:value-type="float">
            <text:p>2347.28</text:p>
          </table:table-cell>
          <table:table-cell office:value-type="float" office:value="171.579" calcext:value-type="float">
            <text:p>171.579</text:p>
          </table:table-cell>
          <table:table-cell office:value-type="float" office:value="-1.303" calcext:value-type="float">
            <text:p>-1.303</text:p>
          </table:table-cell>
        </table:table-row>
        <table:table-row table:style-name="ro1">
          <table:table-cell office:value-type="string" calcext:value-type="string">
            <text:p>2018-04-05</text:p>
          </table:table-cell>
          <table:table-cell office:value-type="float" office:value="189.06" calcext:value-type="float">
            <text:p>189.06</text:p>
          </table:table-cell>
          <table:table-cell office:value-type="float" office:value="135.69" calcext:value-type="float">
            <text:p>135.69</text:p>
          </table:table-cell>
          <table:table-cell office:value-type="float" office:value="22.98" calcext:value-type="float">
            <text:p>22.98</text:p>
          </table:table-cell>
          <table:table-cell office:value-type="float" office:value="2069.37" calcext:value-type="float">
            <text:p>2069.37</text:p>
          </table:table-cell>
          <table:table-cell office:value-type="float" office:value="170.391" calcext:value-type="float">
            <text:p>170.391</text:p>
          </table:table-cell>
          <table:table-cell office:value-type="float" office:value="-1.18800000000002" calcext:value-type="float">
            <text:p>-1.18800000000002</text:p>
          </table:table-cell>
        </table:table-row>
        <table:table-row table:style-name="ro1">
          <table:table-cell office:value-type="string" calcext:value-type="string">
            <text:p>2018-04-06</text:p>
          </table:table-cell>
          <table:table-cell office:value-type="float" office:value="188.26" calcext:value-type="float">
            <text:p>188.26</text:p>
          </table:table-cell>
          <table:table-cell office:value-type="float" office:value="161.5" calcext:value-type="float">
            <text:p>161.5</text:p>
          </table:table-cell>
          <table:table-cell office:value-type="float" office:value="40.33" calcext:value-type="float">
            <text:p>40.33</text:p>
          </table:table-cell>
          <table:table-cell office:value-type="float" office:value="2367.86" calcext:value-type="float">
            <text:p>2367.86</text:p>
          </table:table-cell>
          <table:table-cell office:value-type="float" office:value="169.035" calcext:value-type="float">
            <text:p>169.035</text:p>
          </table:table-cell>
          <table:table-cell office:value-type="float" office:value="-1.35599999999999" calcext:value-type="float">
            <text:p>-1.35599999999999</text:p>
          </table:table-cell>
        </table:table-row>
        <table:table-row table:style-name="ro1">
          <table:table-cell office:value-type="string" calcext:value-type="string">
            <text:p>2018-04-07</text:p>
          </table:table-cell>
          <table:table-cell office:value-type="float" office:value="145.31" calcext:value-type="float">
            <text:p>145.31</text:p>
          </table:table-cell>
          <table:table-cell office:value-type="float" office:value="99.31" calcext:value-type="float">
            <text:p>99.31</text:p>
          </table:table-cell>
          <table:table-cell office:value-type="float" office:value="32.5" calcext:value-type="float">
            <text:p>32.5</text:p>
          </table:table-cell>
          <table:table-cell office:value-type="float" office:value="1605.03" calcext:value-type="float">
            <text:p>1605.03</text:p>
          </table:table-cell>
          <table:table-cell office:value-type="float" office:value="167.99" calcext:value-type="float">
            <text:p>167.99</text:p>
          </table:table-cell>
          <table:table-cell office:value-type="float" office:value="-1.04499999999999" calcext:value-type="float">
            <text:p>-1.04499999999999</text:p>
          </table:table-cell>
        </table:table-row>
        <table:table-row table:style-name="ro1">
          <table:table-cell office:value-type="string" calcext:value-type="string">
            <text:p>2018-04-08</text:p>
          </table:table-cell>
          <table:table-cell office:value-type="float" office:value="278.43" calcext:value-type="float">
            <text:p>278.43</text:p>
          </table:table-cell>
          <table:table-cell office:value-type="float" office:value="103.7" calcext:value-type="float">
            <text:p>103.7</text:p>
          </table:table-cell>
          <table:table-cell office:value-type="float" office:value="26.74" calcext:value-type="float">
            <text:p>26.74</text:p>
          </table:table-cell>
          <table:table-cell office:value-type="float" office:value="2153.98" calcext:value-type="float">
            <text:p>2153.98</text:p>
          </table:table-cell>
          <table:table-cell office:value-type="float" office:value="167.582" calcext:value-type="float">
            <text:p>167.582</text:p>
          </table:table-cell>
          <table:table-cell office:value-type="float" office:value="-0.408000000000015" calcext:value-type="float">
            <text:p>-0.408000000000015</text:p>
          </table:table-cell>
        </table:table-row>
        <table:table-row table:style-name="ro1">
          <table:table-cell office:value-type="string" calcext:value-type="string">
            <text:p>2018-04-09</text:p>
          </table:table-cell>
          <table:table-cell office:value-type="float" office:value="150.01" calcext:value-type="float">
            <text:p>150.01</text:p>
          </table:table-cell>
          <table:table-cell office:value-type="float" office:value="85.61" calcext:value-type="float">
            <text:p>85.61</text:p>
          </table:table-cell>
          <table:table-cell office:value-type="float" office:value="33.72" calcext:value-type="float">
            <text:p>33.72</text:p>
          </table:table-cell>
          <table:table-cell office:value-type="float" office:value="1505.41" calcext:value-type="float">
            <text:p>1505.41</text:p>
          </table:table-cell>
          <table:table-cell office:value-type="float" office:value="171.03" calcext:value-type="float">
            <text:p>171.03</text:p>
          </table:table-cell>
          <table:table-cell office:value-type="float" office:value="3.44800000000001" calcext:value-type="float">
            <text:p>3.44800000000001</text:p>
          </table:table-cell>
        </table:table-row>
        <table:table-row table:style-name="ro1">
          <table:table-cell office:value-type="string" calcext:value-type="string">
            <text:p>2018-04-10</text:p>
          </table:table-cell>
          <table:table-cell office:value-type="float" office:value="155.39" calcext:value-type="float">
            <text:p>155.39</text:p>
          </table:table-cell>
          <table:table-cell office:value-type="float" office:value="115.79" calcext:value-type="float">
            <text:p>115.79</text:p>
          </table:table-cell>
          <table:table-cell office:value-type="float" office:value="33" calcext:value-type="float">
            <text:p>33</text:p>
          </table:table-cell>
          <table:table-cell office:value-type="float" office:value="1795.67" calcext:value-type="float">
            <text:p>1795.67</text:p>
          </table:table-cell>
          <table:table-cell office:value-type="float" office:value="171.257" calcext:value-type="float">
            <text:p>171.257</text:p>
          </table:table-cell>
          <table:table-cell office:value-type="float" office:value="0.227000000000004" calcext:value-type="float">
            <text:p>0.227000000000004</text:p>
          </table:table-cell>
        </table:table-row>
        <table:table-row table:style-name="ro1">
          <table:table-cell office:value-type="string" calcext:value-type="string">
            <text:p>2018-04-11</text:p>
          </table:table-cell>
          <table:table-cell office:value-type="float" office:value="176.86" calcext:value-type="float">
            <text:p>176.86</text:p>
          </table:table-cell>
          <table:table-cell office:value-type="float" office:value="136.81" calcext:value-type="float">
            <text:p>136.81</text:p>
          </table:table-cell>
          <table:table-cell office:value-type="float" office:value="34.14" calcext:value-type="float">
            <text:p>34.14</text:p>
          </table:table-cell>
          <table:table-cell office:value-type="float" office:value="2075.29" calcext:value-type="float">
            <text:p>2075.29</text:p>
          </table:table-cell>
          <table:table-cell office:value-type="float" office:value="168.504" calcext:value-type="float">
            <text:p>168.504</text:p>
          </table:table-cell>
          <table:table-cell office:value-type="float" office:value="-2.75300000000001" calcext:value-type="float">
            <text:p>-2.75300000000001</text:p>
          </table:table-cell>
        </table:table-row>
        <table:table-row table:style-name="ro1">
          <table:table-cell office:value-type="string" calcext:value-type="string">
            <text:p>2018-04-12</text:p>
          </table:table-cell>
          <table:table-cell office:value-type="float" office:value="166" calcext:value-type="float">
            <text:p>166</text:p>
          </table:table-cell>
          <table:table-cell office:value-type="float" office:value="141.13" calcext:value-type="float">
            <text:p>141.13</text:p>
          </table:table-cell>
          <table:table-cell office:value-type="float" office:value="23.21" calcext:value-type="float">
            <text:p>23.21</text:p>
          </table:table-cell>
          <table:table-cell office:value-type="float" office:value="2027.01" calcext:value-type="float">
            <text:p>2027.01</text:p>
          </table:table-cell>
          <table:table-cell office:value-type="float" office:value="168.319" calcext:value-type="float">
            <text:p>168.319</text:p>
          </table:table-cell>
          <table:table-cell office:value-type="float" office:value="-0.185000000000002" calcext:value-type="float">
            <text:p>-0.185000000000002</text:p>
          </table:table-cell>
        </table:table-row>
        <table:table-row table:style-name="ro1">
          <table:table-cell office:value-type="string" calcext:value-type="string">
            <text:p>2018-04-13</text:p>
          </table:table-cell>
          <table:table-cell office:value-type="float" office:value="193.48" calcext:value-type="float">
            <text:p>193.48</text:p>
          </table:table-cell>
          <table:table-cell office:value-type="float" office:value="164.4" calcext:value-type="float">
            <text:p>164.4</text:p>
          </table:table-cell>
          <table:table-cell office:value-type="float" office:value="34.96" calcext:value-type="float">
            <text:p>34.96</text:p>
          </table:table-cell>
          <table:table-cell office:value-type="float" office:value="2393.36" calcext:value-type="float">
            <text:p>2393.36</text:p>
          </table:table-cell>
          <table:table-cell office:value-type="float" office:value="169.615" calcext:value-type="float">
            <text:p>169.615</text:p>
          </table:table-cell>
          <table:table-cell office:value-type="float" office:value="1.29600000000002" calcext:value-type="float">
            <text:p>1.29600000000002</text:p>
          </table:table-cell>
        </table:table-row>
        <table:table-row table:style-name="ro1">
          <table:table-cell office:value-type="string" calcext:value-type="string">
            <text:p>2018-04-14</text:p>
          </table:table-cell>
          <table:table-cell office:value-type="float" office:value="164.64" calcext:value-type="float">
            <text:p>164.64</text:p>
          </table:table-cell>
          <table:table-cell office:value-type="float" office:value="171.66" calcext:value-type="float">
            <text:p>171.66</text:p>
          </table:table-cell>
          <table:table-cell office:value-type="float" office:value="50.16" calcext:value-type="float">
            <text:p>50.16</text:p>
          </table:table-cell>
          <table:table-cell office:value-type="float" office:value="2404.14" calcext:value-type="float">
            <text:p>2404.14</text:p>
          </table:table-cell>
          <table:table-cell office:value-type="float" office:value="168.991" calcext:value-type="float">
            <text:p>168.991</text:p>
          </table:table-cell>
          <table:table-cell office:value-type="float" office:value="-0.623999999999995" calcext:value-type="float">
            <text:p>-0.623999999999995</text:p>
          </table:table-cell>
        </table:table-row>
        <table:table-row table:style-name="ro1">
          <table:table-cell office:value-type="string" calcext:value-type="string">
            <text:p>2018-04-15</text:p>
          </table:table-cell>
          <table:table-cell office:value-type="float" office:value="131.22" calcext:value-type="float">
            <text:p>131.22</text:p>
          </table:table-cell>
          <table:table-cell office:value-type="float" office:value="155.34" calcext:value-type="float">
            <text:p>155.34</text:p>
          </table:table-cell>
          <table:table-cell office:value-type="float" office:value="39.15" calcext:value-type="float">
            <text:p>39.15</text:p>
          </table:table-cell>
          <table:table-cell office:value-type="float" office:value="2079.54" calcext:value-type="float">
            <text:p>2079.54</text:p>
          </table:table-cell>
          <table:table-cell office:value-type="float" office:value="168.786" calcext:value-type="float">
            <text:p>168.786</text:p>
          </table:table-cell>
          <table:table-cell office:value-type="float" office:value="-0.205000000000012" calcext:value-type="float">
            <text:p>-0.205000000000012</text:p>
          </table:table-cell>
        </table:table-row>
        <table:table-row table:style-name="ro1">
          <table:table-cell office:value-type="string" calcext:value-type="string">
            <text:p>2018-04-16</text:p>
          </table:table-cell>
          <table:table-cell office:value-type="float" office:value="191.14" calcext:value-type="float">
            <text:p>191.14</text:p>
          </table:table-cell>
          <table:table-cell office:value-type="float" office:value="162.33" calcext:value-type="float">
            <text:p>162.33</text:p>
          </table:table-cell>
          <table:table-cell office:value-type="float" office:value="22.99" calcext:value-type="float">
            <text:p>22.99</text:p>
          </table:table-cell>
          <table:table-cell office:value-type="float" office:value="2317.49" calcext:value-type="float">
            <text:p>2317.49</text:p>
          </table:table-cell>
          <table:table-cell office:value-type="float" office:value="169.121" calcext:value-type="float">
            <text:p>169.121</text:p>
          </table:table-cell>
          <table:table-cell office:value-type="float" office:value="0.335000000000008" calcext:value-type="float">
            <text:p>0.335000000000008</text:p>
          </table:table-cell>
        </table:table-row>
        <table:table-row table:style-name="ro1">
          <table:table-cell office:value-type="string" calcext:value-type="string">
            <text:p>2018-04-17</text:p>
          </table:table-cell>
          <table:table-cell office:value-type="float" office:value="155.38" calcext:value-type="float">
            <text:p>155.38</text:p>
          </table:table-cell>
          <table:table-cell office:value-type="float" office:value="164.25" calcext:value-type="float">
            <text:p>164.25</text:p>
          </table:table-cell>
          <table:table-cell office:value-type="float" office:value="22.21" calcext:value-type="float">
            <text:p>22.21</text:p>
          </table:table-cell>
          <table:table-cell office:value-type="float" office:value="2188.61" calcext:value-type="float">
            <text:p>2188.61</text:p>
          </table:table-cell>
          <table:table-cell office:value-type="float" office:value="168.18" calcext:value-type="float">
            <text:p>168.18</text:p>
          </table:table-cell>
          <table:table-cell office:value-type="float" office:value="-0.941000000000002" calcext:value-type="float">
            <text:p>-0.941000000000002</text:p>
          </table:table-cell>
        </table:table-row>
        <table:table-row table:style-name="ro1">
          <table:table-cell office:value-type="string" calcext:value-type="string">
            <text:p>2018-04-18</text:p>
          </table:table-cell>
          <table:table-cell office:value-type="float" office:value="206.51" calcext:value-type="float">
            <text:p>206.51</text:p>
          </table:table-cell>
          <table:table-cell office:value-type="float" office:value="165.65" calcext:value-type="float">
            <text:p>165.65</text:p>
          </table:table-cell>
          <table:table-cell office:value-type="float" office:value="23.19" calcext:value-type="float">
            <text:p>23.19</text:p>
          </table:table-cell>
          <table:table-cell office:value-type="float" office:value="2409.65" calcext:value-type="float">
            <text:p>2409.65</text:p>
          </table:table-cell>
          <table:table-cell office:value-type="float" office:value="166.996" calcext:value-type="float">
            <text:p>166.996</text:p>
          </table:table-cell>
          <table:table-cell office:value-type="float" office:value="-1.184" calcext:value-type="float">
            <text:p>-1.184</text:p>
          </table:table-cell>
        </table:table-row>
        <table:table-row table:style-name="ro1">
          <table:table-cell office:value-type="string" calcext:value-type="string">
            <text:p>2018-04-19</text:p>
          </table:table-cell>
          <table:table-cell office:value-type="float" office:value="195.42" calcext:value-type="float">
            <text:p>195.42</text:p>
          </table:table-cell>
          <table:table-cell office:value-type="float" office:value="210.26" calcext:value-type="float">
            <text:p>210.26</text:p>
          </table:table-cell>
          <table:table-cell office:value-type="float" office:value="23.06" calcext:value-type="float">
            <text:p>23.06</text:p>
          </table:table-cell>
          <table:table-cell office:value-type="float" office:value="2766.26" calcext:value-type="float">
            <text:p>2766.26</text:p>
          </table:table-cell>
          <table:table-cell office:value-type="float" office:value="165.265" calcext:value-type="float">
            <text:p>165.265</text:p>
          </table:table-cell>
          <table:table-cell office:value-type="float" office:value="-1.73100000000002" calcext:value-type="float">
            <text:p>-1.73100000000002</text:p>
          </table:table-cell>
        </table:table-row>
        <table:table-row table:style-name="ro1">
          <table:table-cell office:value-type="string" calcext:value-type="string">
            <text:p>2018-04-20</text:p>
          </table:table-cell>
          <table:table-cell office:value-type="float" office:value="224.55" calcext:value-type="float">
            <text:p>224.55</text:p>
          </table:table-cell>
          <table:table-cell office:value-type="float" office:value="244.92" calcext:value-type="float">
            <text:p>244.92</text:p>
          </table:table-cell>
          <table:table-cell office:value-type="float" office:value="34.66" calcext:value-type="float">
            <text:p>34.66</text:p>
          </table:table-cell>
          <table:table-cell office:value-type="float" office:value="3241.12" calcext:value-type="float">
            <text:p>3241.12</text:p>
          </table:table-cell>
          <table:table-cell office:value-type="float" office:value="164.701" calcext:value-type="float">
            <text:p>164.701</text:p>
          </table:table-cell>
          <table:table-cell office:value-type="float" office:value="-0.563999999999993" calcext:value-type="float">
            <text:p>-0.563999999999993</text:p>
          </table:table-cell>
        </table:table-row>
        <table:table-row table:style-name="ro1">
          <table:table-cell office:value-type="string" calcext:value-type="string">
            <text:p>2018-04-21</text:p>
          </table:table-cell>
          <table:table-cell office:value-type="float" office:value="163.42" calcext:value-type="float">
            <text:p>163.42</text:p>
          </table:table-cell>
          <table:table-cell office:value-type="float" office:value="254.82" calcext:value-type="float">
            <text:p>254.82</text:p>
          </table:table-cell>
          <table:table-cell office:value-type="float" office:value="31.69" calcext:value-type="float">
            <text:p>31.69</text:p>
          </table:table-cell>
          <table:table-cell office:value-type="float" office:value="3073.82" calcext:value-type="float">
            <text:p>3073.82</text:p>
          </table:table-cell>
          <table:table-cell office:value-type="float" office:value="168.587" calcext:value-type="float">
            <text:p>168.587</text:p>
          </table:table-cell>
          <table:table-cell office:value-type="float" office:value="3.886" calcext:value-type="float">
            <text:p>3.886</text:p>
          </table:table-cell>
        </table:table-row>
        <table:table-row table:style-name="ro1">
          <table:table-cell office:value-type="string" calcext:value-type="string">
            <text:p>2018-04-22</text:p>
          </table:table-cell>
          <table:table-cell office:value-type="float" office:value="172.44" calcext:value-type="float">
            <text:p>172.44</text:p>
          </table:table-cell>
          <table:table-cell office:value-type="float" office:value="274.24" calcext:value-type="float">
            <text:p>274.24</text:p>
          </table:table-cell>
          <table:table-cell office:value-type="float" office:value="42.81" calcext:value-type="float">
            <text:p>42.81</text:p>
          </table:table-cell>
          <table:table-cell office:value-type="float" office:value="3329.16" calcext:value-type="float">
            <text:p>3329.16</text:p>
          </table:table-cell>
          <table:table-cell office:value-type="float" office:value="169.289" calcext:value-type="float">
            <text:p>169.289</text:p>
          </table:table-cell>
          <table:table-cell office:value-type="float" office:value="0.701999999999998" calcext:value-type="float">
            <text:p>0.701999999999998</text:p>
          </table:table-cell>
        </table:table-row>
        <table:table-row table:style-name="ro1">
          <table:table-cell office:value-type="string" calcext:value-type="string">
            <text:p>2018-04-23</text:p>
          </table:table-cell>
          <table:table-cell office:value-type="float" office:value="215.5" calcext:value-type="float">
            <text:p>215.5</text:p>
          </table:table-cell>
          <table:table-cell office:value-type="float" office:value="239.25" calcext:value-type="float">
            <text:p>239.25</text:p>
          </table:table-cell>
          <table:table-cell office:value-type="float" office:value="31.36" calcext:value-type="float">
            <text:p>31.36</text:p>
          </table:table-cell>
          <table:table-cell office:value-type="float" office:value="3140.69" calcext:value-type="float">
            <text:p>3140.69</text:p>
          </table:table-cell>
          <table:table-cell office:value-type="float" office:value="171.826" calcext:value-type="float">
            <text:p>171.826</text:p>
          </table:table-cell>
          <table:table-cell office:value-type="float" office:value="2.53700000000001" calcext:value-type="float">
            <text:p>2.53700000000001</text:p>
          </table:table-cell>
        </table:table-row>
        <table:table-row table:style-name="ro1">
          <table:table-cell office:value-type="string" calcext:value-type="string">
            <text:p>2018-04-24</text:p>
          </table:table-cell>
          <table:table-cell office:value-type="float" office:value="183.08" calcext:value-type="float">
            <text:p>183.08</text:p>
          </table:table-cell>
          <table:table-cell office:value-type="float" office:value="236.11" calcext:value-type="float">
            <text:p>236.11</text:p>
          </table:table-cell>
          <table:table-cell office:value-type="float" office:value="39.08" calcext:value-type="float">
            <text:p>39.08</text:p>
          </table:table-cell>
          <table:table-cell office:value-type="float" office:value="3013.63" calcext:value-type="float">
            <text:p>3013.63</text:p>
          </table:table-cell>
          <table:table-cell office:value-type="float" office:value="172.386" calcext:value-type="float">
            <text:p>172.386</text:p>
          </table:table-cell>
          <table:table-cell office:value-type="float" office:value="0.560000000000002" calcext:value-type="float">
            <text:p>0.560000000000002</text:p>
          </table:table-cell>
        </table:table-row>
        <table:table-row table:style-name="ro1">
          <table:table-cell office:value-type="string" calcext:value-type="string">
            <text:p>2018-04-25</text:p>
          </table:table-cell>
          <table:table-cell office:value-type="float" office:value="104.94" calcext:value-type="float">
            <text:p>104.94</text:p>
          </table:table-cell>
          <table:table-cell office:value-type="float" office:value="172.07" calcext:value-type="float">
            <text:p>172.07</text:p>
          </table:table-cell>
          <table:table-cell office:value-type="float" office:value="34.15" calcext:value-type="float">
            <text:p>34.15</text:p>
          </table:table-cell>
          <table:table-cell office:value-type="float" office:value="2104.99" calcext:value-type="float">
            <text:p>2104.99</text:p>
          </table:table-cell>
          <table:table-cell office:value-type="float" office:value="172.044" calcext:value-type="float">
            <text:p>172.044</text:p>
          </table:table-cell>
          <table:table-cell office:value-type="float" office:value="-0.341999999999985" calcext:value-type="float">
            <text:p>-0.341999999999985</text:p>
          </table:table-cell>
        </table:table-row>
        <table:table-row table:style-name="ro1">
          <table:table-cell office:value-type="string" calcext:value-type="string">
            <text:p>2018-04-26</text:p>
          </table:table-cell>
          <table:table-cell office:value-type="float" office:value="144.04" calcext:value-type="float">
            <text:p>144.04</text:p>
          </table:table-cell>
          <table:table-cell office:value-type="float" office:value="169.25" calcext:value-type="float">
            <text:p>169.25</text:p>
          </table:table-cell>
          <table:table-cell office:value-type="float" office:value="24.62" calcext:value-type="float">
            <text:p>24.62</text:p>
          </table:table-cell>
          <table:table-cell office:value-type="float" office:value="2197.89" calcext:value-type="float">
            <text:p>2197.89</text:p>
          </table:table-cell>
          <table:table-cell office:value-type="float" office:value="169.386" calcext:value-type="float">
            <text:p>169.386</text:p>
          </table:table-cell>
          <table:table-cell office:value-type="float" office:value="-2.65800000000002" calcext:value-type="float">
            <text:p>-2.65800000000002</text:p>
          </table:table-cell>
        </table:table-row>
        <table:table-row table:style-name="ro1">
          <table:table-cell office:value-type="string" calcext:value-type="string">
            <text:p>2018-04-27</text:p>
          </table:table-cell>
          <table:table-cell office:value-type="float" office:value="144.69" calcext:value-type="float">
            <text:p>144.69</text:p>
          </table:table-cell>
          <table:table-cell office:value-type="float" office:value="208.64" calcext:value-type="float">
            <text:p>208.64</text:p>
          </table:table-cell>
          <table:table-cell office:value-type="float" office:value="10.93" calcext:value-type="float">
            <text:p>10.93</text:p>
          </table:table-cell>
          <table:table-cell office:value-type="float" office:value="2500.24" calcext:value-type="float">
            <text:p>2500.24</text:p>
          </table:table-cell>
          <table:table-cell office:value-type="float" office:value="170.153" calcext:value-type="float">
            <text:p>170.153</text:p>
          </table:table-cell>
          <table:table-cell office:value-type="float" office:value="0.766999999999996" calcext:value-type="float">
            <text:p>0.766999999999996</text:p>
          </table:table-cell>
        </table:table-row>
        <table:table-row table:style-name="ro1">
          <table:table-cell office:value-type="string" calcext:value-type="string">
            <text:p>2018-04-28</text:p>
          </table:table-cell>
          <table:table-cell office:value-type="float" office:value="162.07" calcext:value-type="float">
            <text:p>162.07</text:p>
          </table:table-cell>
          <table:table-cell office:value-type="float" office:value="214.25" calcext:value-type="float">
            <text:p>214.25</text:p>
          </table:table-cell>
          <table:table-cell office:value-type="float" office:value="21.29" calcext:value-type="float">
            <text:p>21.29</text:p>
          </table:table-cell>
          <table:table-cell office:value-type="float" office:value="2661.69" calcext:value-type="float">
            <text:p>2661.69</text:p>
          </table:table-cell>
          <table:table-cell office:value-type="float" office:value="169.555" calcext:value-type="float">
            <text:p>169.555</text:p>
          </table:table-cell>
          <table:table-cell office:value-type="float" office:value="-0.597999999999985" calcext:value-type="float">
            <text:p>-0.597999999999985</text:p>
          </table:table-cell>
        </table:table-row>
        <table:table-row table:style-name="ro1">
          <table:table-cell office:value-type="string" calcext:value-type="string">
            <text:p>2018-04-29</text:p>
          </table:table-cell>
          <table:table-cell office:value-type="float" office:value="224.83" calcext:value-type="float">
            <text:p>224.83</text:p>
          </table:table-cell>
          <table:table-cell office:value-type="float" office:value="197.17" calcext:value-type="float">
            <text:p>197.17</text:p>
          </table:table-cell>
          <table:table-cell office:value-type="float" office:value="29.84" calcext:value-type="float">
            <text:p>29.84</text:p>
          </table:table-cell>
          <table:table-cell office:value-type="float" office:value="2793.21" calcext:value-type="float">
            <text:p>2793.21</text:p>
          </table:table-cell>
          <table:table-cell office:value-type="float" office:value="169.981" calcext:value-type="float">
            <text:p>169.981</text:p>
          </table:table-cell>
          <table:table-cell office:value-type="float" office:value="0.425999999999988" calcext:value-type="float">
            <text:p>0.425999999999988</text:p>
          </table:table-cell>
        </table:table-row>
        <table:table-row table:style-name="ro1">
          <table:table-cell office:value-type="string" calcext:value-type="string">
            <text:p>2018-04-30</text:p>
          </table:table-cell>
          <table:table-cell office:value-type="float" office:value="176.7" calcext:value-type="float">
            <text:p>176.7</text:p>
          </table:table-cell>
          <table:table-cell office:value-type="float" office:value="197.15" calcext:value-type="float">
            <text:p>197.15</text:p>
          </table:table-cell>
          <table:table-cell office:value-type="float" office:value="21.67" calcext:value-type="float">
            <text:p>21.67</text:p>
          </table:table-cell>
          <table:table-cell office:value-type="float" office:value="2567.83" calcext:value-type="float">
            <text:p>2567.83</text:p>
          </table:table-cell>
          <table:table-cell office:value-type="float" office:value="169.401" calcext:value-type="float">
            <text:p>169.401</text:p>
          </table:table-cell>
          <table:table-cell office:value-type="float" office:value="-0.579999999999984" calcext:value-type="float">
            <text:p>-0.579999999999984</text:p>
          </table:table-cell>
        </table:table-row>
        <table:table-row table:style-name="ro1">
          <table:table-cell office:value-type="string" calcext:value-type="string">
            <text:p>2018-05-01</text:p>
          </table:table-cell>
          <table:table-cell office:value-type="float" office:value="194.82" calcext:value-type="float">
            <text:p>194.82</text:p>
          </table:table-cell>
          <table:table-cell office:value-type="float" office:value="166.54" calcext:value-type="float">
            <text:p>166.54</text:p>
          </table:table-cell>
          <table:table-cell office:value-type="float" office:value="23.25" calcext:value-type="float">
            <text:p>23.25</text:p>
          </table:table-cell>
          <table:table-cell office:value-type="float" office:value="2371.14" calcext:value-type="float">
            <text:p>2371.14</text:p>
          </table:table-cell>
          <table:table-cell office:value-type="float" office:value="169.791" calcext:value-type="float">
            <text:p>169.791</text:p>
          </table:table-cell>
          <table:table-cell office:value-type="float" office:value="0.389999999999986" calcext:value-type="float">
            <text:p>0.389999999999986</text:p>
          </table:table-cell>
        </table:table-row>
        <table:table-row table:style-name="ro1">
          <table:table-cell office:value-type="string" calcext:value-type="string">
            <text:p>2018-05-02</text:p>
          </table:table-cell>
          <table:table-cell office:value-type="float" office:value="207.62" calcext:value-type="float">
            <text:p>207.62</text:p>
          </table:table-cell>
          <table:table-cell office:value-type="float" office:value="185.12" calcext:value-type="float">
            <text:p>185.12</text:p>
          </table:table-cell>
          <table:table-cell office:value-type="float" office:value="27.72" calcext:value-type="float">
            <text:p>27.72</text:p>
          </table:table-cell>
          <table:table-cell office:value-type="float" office:value="2607.44" calcext:value-type="float">
            <text:p>2607.44</text:p>
          </table:table-cell>
          <table:table-cell office:value-type="float" office:value="168.806" calcext:value-type="float">
            <text:p>168.806</text:p>
          </table:table-cell>
          <table:table-cell office:value-type="float" office:value="-0.984999999999985" calcext:value-type="float">
            <text:p>-0.984999999999985</text:p>
          </table:table-cell>
        </table:table-row>
        <table:table-row table:style-name="ro1">
          <table:table-cell office:value-type="string" calcext:value-type="string">
            <text:p>2018-05-03</text:p>
          </table:table-cell>
          <table:table-cell office:value-type="float" office:value="162.82" calcext:value-type="float">
            <text:p>162.82</text:p>
          </table:table-cell>
          <table:table-cell office:value-type="float" office:value="211.47" calcext:value-type="float">
            <text:p>211.47</text:p>
          </table:table-cell>
          <table:table-cell office:value-type="float" office:value="38.14" calcext:value-type="float">
            <text:p>38.14</text:p>
          </table:table-cell>
          <table:table-cell office:value-type="float" office:value="2707.07" calcext:value-type="float">
            <text:p>2707.07</text:p>
          </table:table-cell>
          <table:table-cell office:value-type="float" office:value="166.967" calcext:value-type="float">
            <text:p>166.967</text:p>
          </table:table-cell>
          <table:table-cell office:value-type="float" office:value="-1.839" calcext:value-type="float">
            <text:p>-1.839</text:p>
          </table:table-cell>
        </table:table-row>
        <table:table-row table:style-name="ro1">
          <table:table-cell office:value-type="string" calcext:value-type="string">
            <text:p>2018-05-04</text:p>
          </table:table-cell>
          <table:table-cell office:value-type="float" office:value="160.6" calcext:value-type="float">
            <text:p>160.6</text:p>
          </table:table-cell>
          <table:table-cell office:value-type="float" office:value="214.98" calcext:value-type="float">
            <text:p>214.98</text:p>
          </table:table-cell>
          <table:table-cell office:value-type="float" office:value="48.92" calcext:value-type="float">
            <text:p>48.92</text:p>
          </table:table-cell>
          <table:table-cell office:value-type="float" office:value="2772.9" calcext:value-type="float">
            <text:p>2772.9</text:p>
          </table:table-cell>
          <table:table-cell office:value-type="float" office:value="168.076" calcext:value-type="float">
            <text:p>168.076</text:p>
          </table:table-cell>
          <table:table-cell office:value-type="float" office:value="1.10899999999998" calcext:value-type="float">
            <text:p>1.10899999999998</text:p>
          </table:table-cell>
        </table:table-row>
        <table:table-row table:style-name="ro1">
          <table:table-cell office:value-type="string" calcext:value-type="string">
            <text:p>2018-05-05</text:p>
          </table:table-cell>
          <table:table-cell office:value-type="float" office:value="155.22" calcext:value-type="float">
            <text:p>155.22</text:p>
          </table:table-cell>
          <table:table-cell office:value-type="float" office:value="167.81" calcext:value-type="float">
            <text:p>167.81</text:p>
          </table:table-cell>
          <table:table-cell office:value-type="float" office:value="24.95" calcext:value-type="float">
            <text:p>24.95</text:p>
          </table:table-cell>
          <table:table-cell office:value-type="float" office:value="2230.97" calcext:value-type="float">
            <text:p>2230.97</text:p>
          </table:table-cell>
          <table:table-cell office:value-type="float" office:value="170.135" calcext:value-type="float">
            <text:p>170.135</text:p>
          </table:table-cell>
          <table:table-cell office:value-type="float" office:value="2.059" calcext:value-type="float">
            <text:p>2.059</text:p>
          </table:table-cell>
        </table:table-row>
        <table:table-row table:style-name="ro1">
          <table:table-cell office:value-type="string" calcext:value-type="string">
            <text:p>2018-05-06</text:p>
          </table:table-cell>
          <table:table-cell office:value-type="float" office:value="163.46" calcext:value-type="float">
            <text:p>163.46</text:p>
          </table:table-cell>
          <table:table-cell office:value-type="float" office:value="148.39" calcext:value-type="float">
            <text:p>148.39</text:p>
          </table:table-cell>
          <table:table-cell office:value-type="float" office:value="17.24" calcext:value-type="float">
            <text:p>17.24</text:p>
          </table:table-cell>
          <table:table-cell office:value-type="float" office:value="2058.31" calcext:value-type="float">
            <text:p>2058.31</text:p>
          </table:table-cell>
          <table:table-cell office:value-type="float" office:value="169.361" calcext:value-type="float">
            <text:p>169.361</text:p>
          </table:table-cell>
          <table:table-cell office:value-type="float" office:value="-0.774000000000001" calcext:value-type="float">
            <text:p>-0.774000000000001</text:p>
          </table:table-cell>
        </table:table-row>
        <table:table-row table:style-name="ro1">
          <table:table-cell office:value-type="string" calcext:value-type="string">
            <text:p>2018-05-07</text:p>
          </table:table-cell>
          <table:table-cell office:value-type="float" office:value="174.49" calcext:value-type="float">
            <text:p>174.49</text:p>
          </table:table-cell>
          <table:table-cell office:value-type="float" office:value="172.39" calcext:value-type="float">
            <text:p>172.39</text:p>
          </table:table-cell>
          <table:table-cell office:value-type="float" office:value="17.58" calcext:value-type="float">
            <text:p>17.58</text:p>
          </table:table-cell>
          <table:table-cell office:value-type="float" office:value="2319.79" calcext:value-type="float">
            <text:p>2319.79</text:p>
          </table:table-cell>
          <table:table-cell office:value-type="float" office:value="166.674" calcext:value-type="float">
            <text:p>166.674</text:p>
          </table:table-cell>
          <table:table-cell office:value-type="float" office:value="-2.68699999999998" calcext:value-type="float">
            <text:p>-2.68699999999998</text:p>
          </table:table-cell>
        </table:table-row>
        <table:table-row table:style-name="ro1">
          <table:table-cell office:value-type="string" calcext:value-type="string">
            <text:p>2018-05-08</text:p>
          </table:table-cell>
          <table:table-cell office:value-type="float" office:value="162.34" calcext:value-type="float">
            <text:p>162.34</text:p>
          </table:table-cell>
          <table:table-cell office:value-type="float" office:value="149.96" calcext:value-type="float">
            <text:p>149.96</text:p>
          </table:table-cell>
          <table:table-cell office:value-type="float" office:value="27.83" calcext:value-type="float">
            <text:p>27.83</text:p>
          </table:table-cell>
          <table:table-cell office:value-type="float" office:value="2110.32" calcext:value-type="float">
            <text:p>2110.32</text:p>
          </table:table-cell>
          <table:table-cell office:value-type="float" office:value="166.389" calcext:value-type="float">
            <text:p>166.389</text:p>
          </table:table-cell>
          <table:table-cell office:value-type="float" office:value="-0.284999999999997" calcext:value-type="float">
            <text:p>-0.284999999999997</text:p>
          </table:table-cell>
        </table:table-row>
        <table:table-row table:style-name="ro1">
          <table:table-cell office:value-type="string" calcext:value-type="string">
            <text:p>2018-05-09</text:p>
          </table:table-cell>
          <table:table-cell office:value-type="float" office:value="166.47" calcext:value-type="float">
            <text:p>166.47</text:p>
          </table:table-cell>
          <table:table-cell office:value-type="float" office:value="148.67" calcext:value-type="float">
            <text:p>148.67</text:p>
          </table:table-cell>
          <table:table-cell office:value-type="float" office:value="22.2" calcext:value-type="float">
            <text:p>22.2</text:p>
          </table:table-cell>
          <table:table-cell office:value-type="float" office:value="2092.71" calcext:value-type="float">
            <text:p>2092.71</text:p>
          </table:table-cell>
          <table:table-cell office:value-type="float" office:value="165.805" calcext:value-type="float">
            <text:p>165.805</text:p>
          </table:table-cell>
          <table:table-cell office:value-type="float" office:value="-0.584000000000003" calcext:value-type="float">
            <text:p>-0.584000000000003</text:p>
          </table:table-cell>
        </table:table-row>
        <table:table-row table:style-name="ro1">
          <table:table-cell office:value-type="string" calcext:value-type="string">
            <text:p>2018-05-10</text:p>
          </table:table-cell>
          <table:table-cell office:value-type="float" office:value="198.19" calcext:value-type="float">
            <text:p>198.19</text:p>
          </table:table-cell>
          <table:table-cell office:value-type="float" office:value="140.6" calcext:value-type="float">
            <text:p>140.6</text:p>
          </table:table-cell>
          <table:table-cell office:value-type="float" office:value="21.27" calcext:value-type="float">
            <text:p>21.27</text:p>
          </table:table-cell>
          <table:table-cell office:value-type="float" office:value="2143.24" calcext:value-type="float">
            <text:p>2143.24</text:p>
          </table:table-cell>
          <table:table-cell office:value-type="float" office:value="167.948" calcext:value-type="float">
            <text:p>167.948</text:p>
          </table:table-cell>
          <table:table-cell office:value-type="float" office:value="2.143" calcext:value-type="float">
            <text:p>2.143</text:p>
          </table:table-cell>
        </table:table-row>
        <table:table-row table:style-name="ro1">
          <table:table-cell office:value-type="string" calcext:value-type="string">
            <text:p>2018-05-11</text:p>
          </table:table-cell>
          <table:table-cell office:value-type="float" office:value="198.63" calcext:value-type="float">
            <text:p>198.63</text:p>
          </table:table-cell>
          <table:table-cell office:value-type="float" office:value="142.91" calcext:value-type="float">
            <text:p>142.91</text:p>
          </table:table-cell>
          <table:table-cell office:value-type="float" office:value="20.21" calcext:value-type="float">
            <text:p>20.21</text:p>
          </table:table-cell>
          <table:table-cell office:value-type="float" office:value="2161.55" calcext:value-type="float">
            <text:p>2161.55</text:p>
          </table:table-cell>
          <table:table-cell office:value-type="float" office:value="169.352" calcext:value-type="float">
            <text:p>169.352</text:p>
          </table:table-cell>
          <table:table-cell office:value-type="float" office:value="1.404" calcext:value-type="float">
            <text:p>1.404</text:p>
          </table:table-cell>
        </table:table-row>
        <table:table-row table:style-name="ro1">
          <table:table-cell office:value-type="string" calcext:value-type="string">
            <text:p>2018-05-12</text:p>
          </table:table-cell>
          <table:table-cell office:value-type="float" office:value="199.46" calcext:value-type="float">
            <text:p>199.46</text:p>
          </table:table-cell>
          <table:table-cell office:value-type="float" office:value="184.59" calcext:value-type="float">
            <text:p>184.59</text:p>
          </table:table-cell>
          <table:table-cell office:value-type="float" office:value="45.74" calcext:value-type="float">
            <text:p>45.74</text:p>
          </table:table-cell>
          <table:table-cell office:value-type="float" office:value="2642.11" calcext:value-type="float">
            <text:p>2642.11</text:p>
          </table:table-cell>
          <table:table-cell office:value-type="float" office:value="170.497" calcext:value-type="float">
            <text:p>170.497</text:p>
          </table:table-cell>
          <table:table-cell office:value-type="float" office:value="1.14500000000001" calcext:value-type="float">
            <text:p>1.14500000000001</text:p>
          </table:table-cell>
        </table:table-row>
        <table:table-row table:style-name="ro1">
          <table:table-cell office:value-type="string" calcext:value-type="string">
            <text:p>2018-05-13</text:p>
          </table:table-cell>
          <table:table-cell office:value-type="float" office:value="195.29" calcext:value-type="float">
            <text:p>195.29</text:p>
          </table:table-cell>
          <table:table-cell office:value-type="float" office:value="149.21" calcext:value-type="float">
            <text:p>149.21</text:p>
          </table:table-cell>
          <table:table-cell office:value-type="float" office:value="31.16" calcext:value-type="float">
            <text:p>31.16</text:p>
          </table:table-cell>
          <table:table-cell office:value-type="float" office:value="2248.69" calcext:value-type="float">
            <text:p>2248.69</text:p>
          </table:table-cell>
          <table:table-cell office:value-type="float" office:value="168.096" calcext:value-type="float">
            <text:p>168.096</text:p>
          </table:table-cell>
          <table:table-cell office:value-type="float" office:value="-2.40100000000001" calcext:value-type="float">
            <text:p>-2.40100000000001</text:p>
          </table:table-cell>
        </table:table-row>
        <table:table-row table:style-name="ro1">
          <table:table-cell office:value-type="string" calcext:value-type="string">
            <text:p>2018-05-14</text:p>
          </table:table-cell>
          <table:table-cell office:value-type="float" office:value="183.48" calcext:value-type="float">
            <text:p>183.48</text:p>
          </table:table-cell>
          <table:table-cell office:value-type="float" office:value="141.08" calcext:value-type="float">
            <text:p>141.08</text:p>
          </table:table-cell>
          <table:table-cell office:value-type="float" office:value="21.54" calcext:value-type="float">
            <text:p>21.54</text:p>
          </table:table-cell>
          <table:table-cell office:value-type="float" office:value="2089.8" calcext:value-type="float">
            <text:p>2089.8</text:p>
          </table:table-cell>
          <table:table-cell office:value-type="float" office:value="167.556" calcext:value-type="float">
            <text:p>167.556</text:p>
          </table:table-cell>
          <table:table-cell office:value-type="float" office:value="-0.539999999999992" calcext:value-type="float">
            <text:p>-0.539999999999992</text:p>
          </table:table-cell>
        </table:table-row>
        <table:table-row table:style-name="ro1">
          <table:table-cell office:value-type="string" calcext:value-type="string">
            <text:p>2018-05-15</text:p>
          </table:table-cell>
          <table:table-cell office:value-type="float" office:value="176.12" calcext:value-type="float">
            <text:p>176.12</text:p>
          </table:table-cell>
          <table:table-cell office:value-type="float" office:value="143.79" calcext:value-type="float">
            <text:p>143.79</text:p>
          </table:table-cell>
          <table:table-cell office:value-type="float" office:value="18.17" calcext:value-type="float">
            <text:p>18.17</text:p>
          </table:table-cell>
          <table:table-cell office:value-type="float" office:value="2071.27" calcext:value-type="float">
            <text:p>2071.27</text:p>
          </table:table-cell>
          <table:table-cell office:value-type="float" office:value="168.57" calcext:value-type="float">
            <text:p>168.57</text:p>
          </table:table-cell>
          <table:table-cell office:value-type="float" office:value="1.01399999999998" calcext:value-type="float">
            <text:p>1.01399999999998</text:p>
          </table:table-cell>
        </table:table-row>
        <table:table-row table:style-name="ro1">
          <table:table-cell office:value-type="string" calcext:value-type="string">
            <text:p>2018-05-16</text:p>
          </table:table-cell>
          <table:table-cell office:value-type="float" office:value="182.4" calcext:value-type="float">
            <text:p>182.4</text:p>
          </table:table-cell>
          <table:table-cell office:value-type="float" office:value="147.85" calcext:value-type="float">
            <text:p>147.85</text:p>
          </table:table-cell>
          <table:table-cell office:value-type="float" office:value="25.41" calcext:value-type="float">
            <text:p>25.41</text:p>
          </table:table-cell>
          <table:table-cell office:value-type="float" office:value="2161.89" calcext:value-type="float">
            <text:p>2161.89</text:p>
          </table:table-cell>
          <table:table-cell office:value-type="float" office:value="165.691" calcext:value-type="float">
            <text:p>165.691</text:p>
          </table:table-cell>
          <table:table-cell office:value-type="float" office:value="-2.87899999999999" calcext:value-type="float">
            <text:p>-2.87899999999999</text:p>
          </table:table-cell>
        </table:table-row>
        <table:table-row table:style-name="ro1">
          <table:table-cell office:value-type="string" calcext:value-type="string">
            <text:p>2018-05-17</text:p>
          </table:table-cell>
          <table:table-cell office:value-type="float" office:value="174.33" calcext:value-type="float">
            <text:p>174.33</text:p>
          </table:table-cell>
          <table:table-cell office:value-type="float" office:value="138.74" calcext:value-type="float">
            <text:p>138.74</text:p>
          </table:table-cell>
          <table:table-cell office:value-type="float" office:value="34.06" calcext:value-type="float">
            <text:p>34.06</text:p>
          </table:table-cell>
          <table:table-cell office:value-type="float" office:value="2082.22" calcext:value-type="float">
            <text:p>2082.22</text:p>
          </table:table-cell>
          <table:table-cell office:value-type="float" office:value="166.103" calcext:value-type="float">
            <text:p>166.103</text:p>
          </table:table-cell>
          <table:table-cell office:value-type="float" office:value="0.412000000000006" calcext:value-type="float">
            <text:p>0.412000000000006</text:p>
          </table:table-cell>
        </table:table-row>
        <table:table-row table:style-name="ro1">
          <table:table-cell office:value-type="string" calcext:value-type="string">
            <text:p>2018-05-18</text:p>
          </table:table-cell>
          <table:table-cell office:value-type="float" office:value="175.24" calcext:value-type="float">
            <text:p>175.24</text:p>
          </table:table-cell>
          <table:table-cell office:value-type="float" office:value="132.94" calcext:value-type="float">
            <text:p>132.94</text:p>
          </table:table-cell>
          <table:table-cell office:value-type="float" office:value="19.78" calcext:value-type="float">
            <text:p>19.78</text:p>
          </table:table-cell>
          <table:table-cell office:value-type="float" office:value="1976.54" calcext:value-type="float">
            <text:p>1976.54</text:p>
          </table:table-cell>
          <table:table-cell office:value-type="float" office:value="167.053" calcext:value-type="float">
            <text:p>167.053</text:p>
          </table:table-cell>
          <table:table-cell office:value-type="float" office:value="0.949999999999989" calcext:value-type="float">
            <text:p>0.949999999999989</text:p>
          </table:table-cell>
        </table:table-row>
        <table:table-row table:style-name="ro1">
          <table:table-cell office:value-type="string" calcext:value-type="string">
            <text:p>2018-05-19</text:p>
          </table:table-cell>
          <table:table-cell office:value-type="float" office:value="202.77" calcext:value-type="float">
            <text:p>202.77</text:p>
          </table:table-cell>
          <table:table-cell office:value-type="float" office:value="187.87" calcext:value-type="float">
            <text:p>187.87</text:p>
          </table:table-cell>
          <table:table-cell office:value-type="float" office:value="19.64" calcext:value-type="float">
            <text:p>19.64</text:p>
          </table:table-cell>
          <table:table-cell office:value-type="float" office:value="2580.47" calcext:value-type="float">
            <text:p>2580.47</text:p>
          </table:table-cell>
          <table:table-cell office:value-type="float" office:value="164.055" calcext:value-type="float">
            <text:p>164.055</text:p>
          </table:table-cell>
          <table:table-cell office:value-type="float" office:value="-2.99799999999999" calcext:value-type="float">
            <text:p>-2.99799999999999</text:p>
          </table:table-cell>
        </table:table-row>
        <table:table-row table:style-name="ro1">
          <table:table-cell office:value-type="string" calcext:value-type="string">
            <text:p>2018-05-20</text:p>
          </table:table-cell>
          <table:table-cell office:value-type="float" office:value="178.13" calcext:value-type="float">
            <text:p>178.13</text:p>
          </table:table-cell>
          <table:table-cell office:value-type="float" office:value="166.42" calcext:value-type="float">
            <text:p>166.42</text:p>
          </table:table-cell>
          <table:table-cell office:value-type="float" office:value="27.61" calcext:value-type="float">
            <text:p>27.61</text:p>
          </table:table-cell>
          <table:table-cell office:value-type="float" office:value="2320.74" calcext:value-type="float">
            <text:p>2320.74</text:p>
          </table:table-cell>
          <table:table-cell office:value-type="float" office:value="164.93" calcext:value-type="float">
            <text:p>164.93</text:p>
          </table:table-cell>
          <table:table-cell office:value-type="float" office:value="0.875" calcext:value-type="float">
            <text:p>0.875</text:p>
          </table:table-cell>
        </table:table-row>
        <table:table-row table:style-name="ro1">
          <table:table-cell office:value-type="string" calcext:value-type="string">
            <text:p>2018-05-21</text:p>
          </table:table-cell>
          <table:table-cell office:value-type="float" office:value="192.75" calcext:value-type="float">
            <text:p>192.75</text:p>
          </table:table-cell>
          <table:table-cell office:value-type="float" office:value="171.9" calcext:value-type="float">
            <text:p>171.9</text:p>
          </table:table-cell>
          <table:table-cell office:value-type="float" office:value="31.08" calcext:value-type="float">
            <text:p>31.08</text:p>
          </table:table-cell>
          <table:table-cell office:value-type="float" office:value="2442.42" calcext:value-type="float">
            <text:p>2442.42</text:p>
          </table:table-cell>
          <table:table-cell office:value-type="float" office:value="162.589" calcext:value-type="float">
            <text:p>162.589</text:p>
          </table:table-cell>
          <table:table-cell office:value-type="float" office:value="-2.34100000000001" calcext:value-type="float">
            <text:p>-2.34100000000001</text:p>
          </table:table-cell>
        </table:table-row>
        <table:table-row table:style-name="ro1">
          <table:table-cell office:value-type="string" calcext:value-type="string">
            <text:p>2018-05-22</text:p>
          </table:table-cell>
          <table:table-cell office:value-type="float" office:value="160.2" calcext:value-type="float">
            <text:p>160.2</text:p>
          </table:table-cell>
          <table:table-cell office:value-type="float" office:value="150.76" calcext:value-type="float">
            <text:p>150.76</text:p>
          </table:table-cell>
          <table:table-cell office:value-type="float" office:value="38.46" calcext:value-type="float">
            <text:p>38.46</text:p>
          </table:table-cell>
          <table:table-cell office:value-type="float" office:value="2151.48" calcext:value-type="float">
            <text:p>2151.48</text:p>
          </table:table-cell>
          <table:table-cell office:value-type="float" office:value="164.707" calcext:value-type="float">
            <text:p>164.707</text:p>
          </table:table-cell>
          <table:table-cell office:value-type="float" office:value="2.11799999999999" calcext:value-type="float">
            <text:p>2.11799999999999</text:p>
          </table:table-cell>
        </table:table-row>
        <table:table-row table:style-name="ro1">
          <table:table-cell office:value-type="string" calcext:value-type="string">
            <text:p>2018-05-23</text:p>
          </table:table-cell>
          <table:table-cell office:value-type="float" office:value="296.87" calcext:value-type="float">
            <text:p>296.87</text:p>
          </table:table-cell>
          <table:table-cell office:value-type="float" office:value="338.86" calcext:value-type="float">
            <text:p>338.86</text:p>
          </table:table-cell>
          <table:table-cell office:value-type="float" office:value="66.3" calcext:value-type="float">
            <text:p>66.3</text:p>
          </table:table-cell>
          <table:table-cell office:value-type="float" office:value="4502.42" calcext:value-type="float">
            <text:p>4502.42</text:p>
          </table:table-cell>
          <table:table-cell office:value-type="float" office:value="166.506" calcext:value-type="float">
            <text:p>166.506</text:p>
          </table:table-cell>
          <table:table-cell office:value-type="float" office:value="1.79900000000001" calcext:value-type="float">
            <text:p>1.79900000000001</text:p>
          </table:table-cell>
        </table:table-row>
        <table:table-row table:style-name="ro1">
          <table:table-cell office:value-type="string" calcext:value-type="string">
            <text:p>2018-05-24</text:p>
          </table:table-cell>
          <table:table-cell office:value-type="float" office:value="177.96" calcext:value-type="float">
            <text:p>177.96</text:p>
          </table:table-cell>
          <table:table-cell office:value-type="float" office:value="147.29" calcext:value-type="float">
            <text:p>147.29</text:p>
          </table:table-cell>
          <table:table-cell office:value-type="float" office:value="36.99" calcext:value-type="float">
            <text:p>36.99</text:p>
          </table:table-cell>
          <table:table-cell office:value-type="float" office:value="2185.41" calcext:value-type="float">
            <text:p>2185.41</text:p>
          </table:table-cell>
          <table:table-cell office:value-type="float" office:value="168.989" calcext:value-type="float">
            <text:p>168.989</text:p>
          </table:table-cell>
          <table:table-cell office:value-type="float" office:value="2.483" calcext:value-type="float">
            <text:p>2.483</text:p>
          </table:table-cell>
        </table:table-row>
        <table:table-row table:style-name="ro1">
          <table:table-cell office:value-type="string" calcext:value-type="string">
            <text:p>2018-05-25</text:p>
          </table:table-cell>
          <table:table-cell office:value-type="float" office:value="188.41" calcext:value-type="float">
            <text:p>188.41</text:p>
          </table:table-cell>
          <table:table-cell office:value-type="float" office:value="177" calcext:value-type="float">
            <text:p>177</text:p>
          </table:table-cell>
          <table:table-cell office:value-type="float" office:value="28.78" calcext:value-type="float">
            <text:p>28.78</text:p>
          </table:table-cell>
          <table:table-cell office:value-type="float" office:value="2461.76" calcext:value-type="float">
            <text:p>2461.76</text:p>
          </table:table-cell>
          <table:table-cell office:value-type="float" office:value="167.304" calcext:value-type="float">
            <text:p>167.304</text:p>
          </table:table-cell>
          <table:table-cell office:value-type="float" office:value="-1.685" calcext:value-type="float">
            <text:p>-1.685</text:p>
          </table:table-cell>
        </table:table-row>
        <table:table-row table:style-name="ro1">
          <table:table-cell office:value-type="string" calcext:value-type="string">
            <text:p>2018-05-26</text:p>
          </table:table-cell>
          <table:table-cell office:value-type="float" office:value="245.21" calcext:value-type="float">
            <text:p>245.21</text:p>
          </table:table-cell>
          <table:table-cell office:value-type="float" office:value="174.28" calcext:value-type="float">
            <text:p>174.28</text:p>
          </table:table-cell>
          <table:table-cell office:value-type="float" office:value="43.56" calcext:value-type="float">
            <text:p>43.56</text:p>
          </table:table-cell>
          <table:table-cell office:value-type="float" office:value="2723.6" calcext:value-type="float">
            <text:p>2723.6</text:p>
          </table:table-cell>
          <table:table-cell office:value-type="float" office:value="167.492" calcext:value-type="float">
            <text:p>167.492</text:p>
          </table:table-cell>
          <table:table-cell office:value-type="float" office:value="0.187999999999988" calcext:value-type="float">
            <text:p>0.187999999999988</text:p>
          </table:table-cell>
        </table:table-row>
        <table:table-row table:style-name="ro1">
          <table:table-cell office:value-type="string" calcext:value-type="string">
            <text:p>2018-05-27</text:p>
          </table:table-cell>
          <table:table-cell office:value-type="float" office:value="184.23" calcext:value-type="float">
            <text:p>184.23</text:p>
          </table:table-cell>
          <table:table-cell office:value-type="float" office:value="151.39" calcext:value-type="float">
            <text:p>151.39</text:p>
          </table:table-cell>
          <table:table-cell office:value-type="float" office:value="32.7" calcext:value-type="float">
            <text:p>32.7</text:p>
          </table:table-cell>
          <table:table-cell office:value-type="float" office:value="2230.23" calcext:value-type="float">
            <text:p>2230.23</text:p>
          </table:table-cell>
          <table:table-cell office:value-type="float" office:value="168.599" calcext:value-type="float">
            <text:p>168.599</text:p>
          </table:table-cell>
          <table:table-cell office:value-type="float" office:value="1.107" calcext:value-type="float">
            <text:p>1.107</text:p>
          </table:table-cell>
        </table:table-row>
        <table:table-row table:style-name="ro1">
          <table:table-cell office:value-type="string" calcext:value-type="string">
            <text:p>2018-05-28</text:p>
          </table:table-cell>
          <table:table-cell office:value-type="float" office:value="168.4" calcext:value-type="float">
            <text:p>168.4</text:p>
          </table:table-cell>
          <table:table-cell office:value-type="float" office:value="203.37" calcext:value-type="float">
            <text:p>203.37</text:p>
          </table:table-cell>
          <table:table-cell office:value-type="float" office:value="33.6" calcext:value-type="float">
            <text:p>33.6</text:p>
          </table:table-cell>
          <table:table-cell office:value-type="float" office:value="2638.33" calcext:value-type="float">
            <text:p>2638.33</text:p>
          </table:table-cell>
          <table:table-cell office:value-type="float" office:value="166.575" calcext:value-type="float">
            <text:p>166.575</text:p>
          </table:table-cell>
          <table:table-cell office:value-type="float" office:value="-2.024" calcext:value-type="float">
            <text:p>-2.024</text:p>
          </table:table-cell>
        </table:table-row>
        <table:table-row table:style-name="ro1">
          <table:table-cell office:value-type="string" calcext:value-type="string">
            <text:p>2018-05-29</text:p>
          </table:table-cell>
          <table:table-cell office:value-type="float" office:value="180.34" calcext:value-type="float">
            <text:p>180.34</text:p>
          </table:table-cell>
          <table:table-cell office:value-type="float" office:value="142.87" calcext:value-type="float">
            <text:p>142.87</text:p>
          </table:table-cell>
          <table:table-cell office:value-type="float" office:value="23" calcext:value-type="float">
            <text:p>23</text:p>
          </table:table-cell>
          <table:table-cell office:value-type="float" office:value="2099.19" calcext:value-type="float">
            <text:p>2099.19</text:p>
          </table:table-cell>
          <table:table-cell office:value-type="float" office:value="167.549" calcext:value-type="float">
            <text:p>167.549</text:p>
          </table:table-cell>
          <table:table-cell office:value-type="float" office:value="0.974000000000018" calcext:value-type="float">
            <text:p>0.974000000000018</text:p>
          </table:table-cell>
        </table:table-row>
        <table:table-row table:style-name="ro1">
          <table:table-cell office:value-type="string" calcext:value-type="string">
            <text:p>2018-05-30</text:p>
          </table:table-cell>
          <table:table-cell office:value-type="float" office:value="166.83" calcext:value-type="float">
            <text:p>166.83</text:p>
          </table:table-cell>
          <table:table-cell office:value-type="float" office:value="156.21" calcext:value-type="float">
            <text:p>156.21</text:p>
          </table:table-cell>
          <table:table-cell office:value-type="float" office:value="33.09" calcext:value-type="float">
            <text:p>33.09</text:p>
          </table:table-cell>
          <table:table-cell office:value-type="float" office:value="2205.57" calcext:value-type="float">
            <text:p>2205.57</text:p>
          </table:table-cell>
          <table:table-cell office:value-type="float" office:value="168.411" calcext:value-type="float">
            <text:p>168.411</text:p>
          </table:table-cell>
          <table:table-cell office:value-type="float" office:value="0.861999999999995" calcext:value-type="float">
            <text:p>0.861999999999995</text:p>
          </table:table-cell>
        </table:table-row>
        <table:table-row table:style-name="ro1">
          <table:table-cell office:value-type="string" calcext:value-type="string">
            <text:p>2018-05-31</text:p>
          </table:table-cell>
          <table:table-cell office:value-type="float" office:value="177.07" calcext:value-type="float">
            <text:p>177.07</text:p>
          </table:table-cell>
          <table:table-cell office:value-type="float" office:value="162.17" calcext:value-type="float">
            <text:p>162.17</text:p>
          </table:table-cell>
          <table:table-cell office:value-type="float" office:value="15.78" calcext:value-type="float">
            <text:p>15.78</text:p>
          </table:table-cell>
          <table:table-cell office:value-type="float" office:value="2230.93" calcext:value-type="float">
            <text:p>2230.93</text:p>
          </table:table-cell>
          <table:table-cell office:value-type="float" office:value="169.39" calcext:value-type="float">
            <text:p>169.39</text:p>
          </table:table-cell>
          <table:table-cell office:value-type="float" office:value="0.978999999999985" calcext:value-type="float">
            <text:p>0.978999999999985</text:p>
          </table:table-cell>
        </table:table-row>
        <table:table-row table:style-name="ro1">
          <table:table-cell office:value-type="string" calcext:value-type="string">
            <text:p>2018-06-01</text:p>
          </table:table-cell>
          <table:table-cell office:value-type="float" office:value="218.08" calcext:value-type="float">
            <text:p>218.08</text:p>
          </table:table-cell>
          <table:table-cell office:value-type="float" office:value="168.13" calcext:value-type="float">
            <text:p>168.13</text:p>
          </table:table-cell>
          <table:table-cell office:value-type="float" office:value="30.86" calcext:value-type="float">
            <text:p>30.86</text:p>
          </table:table-cell>
          <table:table-cell office:value-type="float" office:value="2508.93" calcext:value-type="float">
            <text:p>2508.93</text:p>
          </table:table-cell>
          <table:table-cell office:value-type="float" office:value="169.419" calcext:value-type="float">
            <text:p>169.419</text:p>
          </table:table-cell>
          <table:table-cell office:value-type="float" office:value="0.0290000000000248" calcext:value-type="float">
            <text:p>0.029000000000025</text:p>
          </table:table-cell>
        </table:table-row>
        <table:table-row table:style-name="ro1">
          <table:table-cell office:value-type="string" calcext:value-type="string">
            <text:p>2018-06-02</text:p>
          </table:table-cell>
          <table:table-cell office:value-type="float" office:value="199.97" calcext:value-type="float">
            <text:p>199.97</text:p>
          </table:table-cell>
          <table:table-cell office:value-type="float" office:value="142.45" calcext:value-type="float">
            <text:p>142.45</text:p>
          </table:table-cell>
          <table:table-cell office:value-type="float" office:value="17.28" calcext:value-type="float">
            <text:p>17.28</text:p>
          </table:table-cell>
          <table:table-cell office:value-type="float" office:value="2151.05" calcext:value-type="float">
            <text:p>2151.05</text:p>
          </table:table-cell>
          <table:table-cell office:value-type="float" office:value="166.019" calcext:value-type="float">
            <text:p>166.019</text:p>
          </table:table-cell>
          <table:table-cell office:value-type="float" office:value="-3.40000000000001" calcext:value-type="float">
            <text:p>-3.40000000000001</text:p>
          </table:table-cell>
        </table:table-row>
        <table:table-row table:style-name="ro1">
          <table:table-cell office:value-type="string" calcext:value-type="string">
            <text:p>2018-06-03</text:p>
          </table:table-cell>
          <table:table-cell office:value-type="float" office:value="167.51" calcext:value-type="float">
            <text:p>167.51</text:p>
          </table:table-cell>
          <table:table-cell office:value-type="float" office:value="114.88" calcext:value-type="float">
            <text:p>114.88</text:p>
          </table:table-cell>
          <table:table-cell office:value-type="float" office:value="31.64" calcext:value-type="float">
            <text:p>31.64</text:p>
          </table:table-cell>
          <table:table-cell office:value-type="float" office:value="1830.52" calcext:value-type="float">
            <text:p>1830.52</text:p>
          </table:table-cell>
          <table:table-cell office:value-type="float" office:value="166.685" calcext:value-type="float">
            <text:p>166.685</text:p>
          </table:table-cell>
          <table:table-cell office:value-type="float" office:value="0.665999999999997" calcext:value-type="float">
            <text:p>0.665999999999997</text:p>
          </table:table-cell>
        </table:table-row>
        <table:table-row table:style-name="ro1">
          <table:table-cell office:value-type="string" calcext:value-type="string">
            <text:p>2018-06-04</text:p>
          </table:table-cell>
          <table:table-cell office:value-type="float" office:value="165.25" calcext:value-type="float">
            <text:p>165.25</text:p>
          </table:table-cell>
          <table:table-cell office:value-type="float" office:value="140.47" calcext:value-type="float">
            <text:p>140.47</text:p>
          </table:table-cell>
          <table:table-cell office:value-type="float" office:value="19.45" calcext:value-type="float">
            <text:p>19.45</text:p>
          </table:table-cell>
          <table:table-cell office:value-type="float" office:value="2003.03" calcext:value-type="float">
            <text:p>2003.03</text:p>
          </table:table-cell>
          <table:table-cell office:value-type="float" office:value="166.202" calcext:value-type="float">
            <text:p>166.202</text:p>
          </table:table-cell>
          <table:table-cell office:value-type="float" office:value="-0.483000000000004" calcext:value-type="float">
            <text:p>-0.483000000000004</text:p>
          </table:table-cell>
        </table:table-row>
        <table:table-row table:style-name="ro1">
          <table:table-cell office:value-type="string" calcext:value-type="string">
            <text:p>2018-06-05</text:p>
          </table:table-cell>
          <table:table-cell office:value-type="float" office:value="179.15" calcext:value-type="float">
            <text:p>179.15</text:p>
          </table:table-cell>
          <table:table-cell office:value-type="float" office:value="178.61" calcext:value-type="float">
            <text:p>178.61</text:p>
          </table:table-cell>
          <table:table-cell office:value-type="float" office:value="25.05" calcext:value-type="float">
            <text:p>25.05</text:p>
          </table:table-cell>
          <table:table-cell office:value-type="float" office:value="2424.29" calcext:value-type="float">
            <text:p>2424.29</text:p>
          </table:table-cell>
          <table:table-cell office:value-type="float" office:value="166.189" calcext:value-type="float">
            <text:p>166.189</text:p>
          </table:table-cell>
          <table:table-cell office:value-type="float" office:value="-0.0130000000000052" calcext:value-type="float">
            <text:p>-0.013000000000005</text:p>
          </table:table-cell>
        </table:table-row>
        <table:table-row table:style-name="ro1">
          <table:table-cell office:value-type="string" calcext:value-type="string">
            <text:p>2018-06-06</text:p>
          </table:table-cell>
          <table:table-cell office:value-type="float" office:value="172.45" calcext:value-type="float">
            <text:p>172.45</text:p>
          </table:table-cell>
          <table:table-cell office:value-type="float" office:value="158.16" calcext:value-type="float">
            <text:p>158.16</text:p>
          </table:table-cell>
          <table:table-cell office:value-type="float" office:value="17.35" calcext:value-type="float">
            <text:p>17.35</text:p>
          </table:table-cell>
          <table:table-cell office:value-type="float" office:value="2182.64" calcext:value-type="float">
            <text:p>2182.64</text:p>
          </table:table-cell>
          <table:table-cell office:value-type="float" office:value="165.225" calcext:value-type="float">
            <text:p>165.225</text:p>
          </table:table-cell>
          <table:table-cell office:value-type="float" office:value="-0.963999999999998" calcext:value-type="float">
            <text:p>-0.963999999999998</text:p>
          </table:table-cell>
        </table:table-row>
        <table:table-row table:style-name="ro1">
          <table:table-cell office:value-type="string" calcext:value-type="string">
            <text:p>2018-06-07</text:p>
          </table:table-cell>
          <table:table-cell office:value-type="float" office:value="158.91" calcext:value-type="float">
            <text:p>158.91</text:p>
          </table:table-cell>
          <table:table-cell office:value-type="float" office:value="150.46" calcext:value-type="float">
            <text:p>150.46</text:p>
          </table:table-cell>
          <table:table-cell office:value-type="float" office:value="34.39" calcext:value-type="float">
            <text:p>34.39</text:p>
          </table:table-cell>
          <table:table-cell office:value-type="float" office:value="2127.34" calcext:value-type="float">
            <text:p>2127.34</text:p>
          </table:table-cell>
          <table:table-cell office:value-type="float" office:value="165.225" calcext:value-type="float">
            <text:p>165.2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-06-08</text:p>
          </table:table-cell>
          <table:table-cell office:value-type="float" office:value="184.5" calcext:value-type="float">
            <text:p>184.5</text:p>
          </table:table-cell>
          <table:table-cell office:value-type="float" office:value="168.35" calcext:value-type="float">
            <text:p>168.35</text:p>
          </table:table-cell>
          <table:table-cell office:value-type="float" office:value="28.71" calcext:value-type="float">
            <text:p>28.71</text:p>
          </table:table-cell>
          <table:table-cell office:value-type="float" office:value="2367.99" calcext:value-type="float">
            <text:p>2367.99</text:p>
          </table:table-cell>
          <table:table-cell office:value-type="float" office:value="164.403" calcext:value-type="float">
            <text:p>164.403</text:p>
          </table:table-cell>
          <table:table-cell office:value-type="float" office:value="-0.822000000000003" calcext:value-type="float">
            <text:p>-0.822000000000003</text:p>
          </table:table-cell>
        </table:table-row>
        <table:table-row table:style-name="ro1">
          <table:table-cell office:value-type="string" calcext:value-type="string">
            <text:p>2018-06-09</text:p>
          </table:table-cell>
          <table:table-cell office:value-type="float" office:value="235.27" calcext:value-type="float">
            <text:p>235.27</text:p>
          </table:table-cell>
          <table:table-cell office:value-type="float" office:value="211.19" calcext:value-type="float">
            <text:p>211.19</text:p>
          </table:table-cell>
          <table:table-cell office:value-type="float" office:value="38.84" calcext:value-type="float">
            <text:p>38.84</text:p>
          </table:table-cell>
          <table:table-cell office:value-type="float" office:value="2997.15" calcext:value-type="float">
            <text:p>2997.15</text:p>
          </table:table-cell>
          <table:table-cell office:value-type="float" office:value="164.663" calcext:value-type="float">
            <text:p>164.663</text:p>
          </table:table-cell>
          <table:table-cell office:value-type="float" office:value="0.260000000000019" calcext:value-type="float">
            <text:p>0.260000000000019</text:p>
          </table:table-cell>
        </table:table-row>
        <table:table-row table:style-name="ro1">
          <table:table-cell office:value-type="string" calcext:value-type="string">
            <text:p>2018-06-10</text:p>
          </table:table-cell>
          <table:table-cell office:value-type="float" office:value="192.06" calcext:value-type="float">
            <text:p>192.06</text:p>
          </table:table-cell>
          <table:table-cell office:value-type="float" office:value="184.06" calcext:value-type="float">
            <text:p>184.06</text:p>
          </table:table-cell>
          <table:table-cell office:value-type="float" office:value="40.96" calcext:value-type="float">
            <text:p>40.96</text:p>
          </table:table-cell>
          <table:table-cell office:value-type="float" office:value="2588.62" calcext:value-type="float">
            <text:p>2588.62</text:p>
          </table:table-cell>
          <table:table-cell office:value-type="float" office:value="166.121" calcext:value-type="float">
            <text:p>166.121</text:p>
          </table:table-cell>
          <table:table-cell office:value-type="float" office:value="1.458" calcext:value-type="float">
            <text:p>1.458</text:p>
          </table:table-cell>
        </table:table-row>
        <table:table-row table:style-name="ro1">
          <table:table-cell office:value-type="string" calcext:value-type="string">
            <text:p>2018-06-11</text:p>
          </table:table-cell>
          <table:table-cell office:value-type="float" office:value="223.22" calcext:value-type="float">
            <text:p>223.22</text:p>
          </table:table-cell>
          <table:table-cell office:value-type="float" office:value="176.14" calcext:value-type="float">
            <text:p>176.14</text:p>
          </table:table-cell>
          <table:table-cell office:value-type="float" office:value="21.34" calcext:value-type="float">
            <text:p>21.34</text:p>
          </table:table-cell>
          <table:table-cell office:value-type="float" office:value="2563.5" calcext:value-type="float">
            <text:p>2563.5</text:p>
          </table:table-cell>
          <table:table-cell office:value-type="float" office:value="164.476" calcext:value-type="float">
            <text:p>164.476</text:p>
          </table:table-cell>
          <table:table-cell office:value-type="float" office:value="-1.64500000000001" calcext:value-type="float">
            <text:p>-1.64500000000001</text:p>
          </table:table-cell>
        </table:table-row>
        <table:table-row table:style-name="ro1">
          <table:table-cell office:value-type="string" calcext:value-type="string">
            <text:p>2018-06-12</text:p>
          </table:table-cell>
          <table:table-cell office:value-type="float" office:value="178.06" calcext:value-type="float">
            <text:p>178.06</text:p>
          </table:table-cell>
          <table:table-cell office:value-type="float" office:value="160.41" calcext:value-type="float">
            <text:p>160.41</text:p>
          </table:table-cell>
          <table:table-cell office:value-type="float" office:value="31.62" calcext:value-type="float">
            <text:p>31.62</text:p>
          </table:table-cell>
          <table:table-cell office:value-type="float" office:value="2282.41" calcext:value-type="float">
            <text:p>2282.41</text:p>
          </table:table-cell>
          <table:table-cell office:value-type="float" office:value="167.679" calcext:value-type="float">
            <text:p>167.679</text:p>
          </table:table-cell>
          <table:table-cell office:value-type="float" office:value="3.203" calcext:value-type="float">
            <text:p>3.203</text:p>
          </table:table-cell>
        </table:table-row>
        <table:table-row table:style-name="ro1">
          <table:table-cell office:value-type="string" calcext:value-type="string">
            <text:p>2018-06-13</text:p>
          </table:table-cell>
          <table:table-cell office:value-type="float" office:value="178.35" calcext:value-type="float">
            <text:p>178.35</text:p>
          </table:table-cell>
          <table:table-cell office:value-type="float" office:value="159.45" calcext:value-type="float">
            <text:p>159.45</text:p>
          </table:table-cell>
          <table:table-cell office:value-type="float" office:value="26.09" calcext:value-type="float">
            <text:p>26.09</text:p>
          </table:table-cell>
          <table:table-cell office:value-type="float" office:value="2252.81" calcext:value-type="float">
            <text:p>2252.81</text:p>
          </table:table-cell>
          <table:table-cell office:value-type="float" office:value="165.768" calcext:value-type="float">
            <text:p>165.768</text:p>
          </table:table-cell>
          <table:table-cell office:value-type="float" office:value="-1.911" calcext:value-type="float">
            <text:p>-1.911</text:p>
          </table:table-cell>
        </table:table-row>
        <table:table-row table:style-name="ro1">
          <table:table-cell office:value-type="string" calcext:value-type="string">
            <text:p>2018-06-14</text:p>
          </table:table-cell>
          <table:table-cell office:value-type="float" office:value="158.3" calcext:value-type="float">
            <text:p>158.3</text:p>
          </table:table-cell>
          <table:table-cell office:value-type="float" office:value="183.5" calcext:value-type="float">
            <text:p>183.5</text:p>
          </table:table-cell>
          <table:table-cell office:value-type="float" office:value="25.96" calcext:value-type="float">
            <text:p>25.96</text:p>
          </table:table-cell>
          <table:table-cell office:value-type="float" office:value="2388.54" calcext:value-type="float">
            <text:p>2388.54</text:p>
          </table:table-cell>
          <table:table-cell office:value-type="float" office:value="165.349" calcext:value-type="float">
            <text:p>165.349</text:p>
          </table:table-cell>
          <table:table-cell office:value-type="float" office:value="-0.419000000000011" calcext:value-type="float">
            <text:p>-0.419000000000011</text:p>
          </table:table-cell>
        </table:table-row>
        <table:table-row table:style-name="ro1">
          <table:table-cell office:value-type="string" calcext:value-type="string">
            <text:p>2018-06-15</text:p>
          </table:table-cell>
          <table:table-cell office:value-type="float" office:value="195.38" calcext:value-type="float">
            <text:p>195.38</text:p>
          </table:table-cell>
          <table:table-cell office:value-type="float" office:value="153.52" calcext:value-type="float">
            <text:p>153.52</text:p>
          </table:table-cell>
          <table:table-cell office:value-type="float" office:value="38.32" calcext:value-type="float">
            <text:p>38.32</text:p>
          </table:table-cell>
          <table:table-cell office:value-type="float" office:value="2316.48" calcext:value-type="float">
            <text:p>2316.48</text:p>
          </table:table-cell>
          <table:table-cell office:value-type="float" office:value="165.016" calcext:value-type="float">
            <text:p>165.016</text:p>
          </table:table-cell>
          <table:table-cell office:value-type="float" office:value="-0.332999999999998" calcext:value-type="float">
            <text:p>-0.332999999999998</text:p>
          </table:table-cell>
        </table:table-row>
        <table:table-row table:style-name="ro1">
          <table:table-cell office:value-type="string" calcext:value-type="string">
            <text:p>2018-06-16</text:p>
          </table:table-cell>
          <table:table-cell office:value-type="float" office:value="189.42" calcext:value-type="float">
            <text:p>189.42</text:p>
          </table:table-cell>
          <table:table-cell office:value-type="float" office:value="148.28" calcext:value-type="float">
            <text:p>148.28</text:p>
          </table:table-cell>
          <table:table-cell office:value-type="float" office:value="34.46" calcext:value-type="float">
            <text:p>34.46</text:p>
          </table:table-cell>
          <table:table-cell office:value-type="float" office:value="2230.04" calcext:value-type="float">
            <text:p>2230.04</text:p>
          </table:table-cell>
          <table:table-cell office:value-type="float" office:value="163.627" calcext:value-type="float">
            <text:p>163.627</text:p>
          </table:table-cell>
          <table:table-cell office:value-type="float" office:value="-1.38899999999998" calcext:value-type="float">
            <text:p>-1.38899999999998</text:p>
          </table:table-cell>
        </table:table-row>
        <table:table-row table:style-name="ro1">
          <table:table-cell office:value-type="string" calcext:value-type="string">
            <text:p>2018-06-17</text:p>
          </table:table-cell>
          <table:table-cell office:value-type="float" office:value="282.5" calcext:value-type="float">
            <text:p>282.5</text:p>
          </table:table-cell>
          <table:table-cell office:value-type="float" office:value="257.53" calcext:value-type="float">
            <text:p>257.53</text:p>
          </table:table-cell>
          <table:table-cell office:value-type="float" office:value="35.27" calcext:value-type="float">
            <text:p>35.27</text:p>
          </table:table-cell>
          <table:table-cell office:value-type="float" office:value="3588.85" calcext:value-type="float">
            <text:p>3588.85</text:p>
          </table:table-cell>
          <table:table-cell office:value-type="float" office:value="164.251" calcext:value-type="float">
            <text:p>164.251</text:p>
          </table:table-cell>
          <table:table-cell office:value-type="float" office:value="0.623999999999995" calcext:value-type="float">
            <text:p>0.623999999999995</text:p>
          </table:table-cell>
        </table:table-row>
        <table:table-row table:style-name="ro1">
          <table:table-cell office:value-type="string" calcext:value-type="string">
            <text:p>2018-06-18</text:p>
          </table:table-cell>
          <table:table-cell office:value-type="float" office:value="196.48" calcext:value-type="float">
            <text:p>196.48</text:p>
          </table:table-cell>
          <table:table-cell office:value-type="float" office:value="186.6" calcext:value-type="float">
            <text:p>186.6</text:p>
          </table:table-cell>
          <table:table-cell office:value-type="float" office:value="12.73" calcext:value-type="float">
            <text:p>12.73</text:p>
          </table:table-cell>
          <table:table-cell office:value-type="float" office:value="2516.24" calcext:value-type="float">
            <text:p>2516.24</text:p>
          </table:table-cell>
          <table:table-cell office:value-type="float" office:value="166.566" calcext:value-type="float">
            <text:p>166.566</text:p>
          </table:table-cell>
          <table:table-cell office:value-type="float" office:value="2.315" calcext:value-type="float">
            <text:p>2.315</text:p>
          </table:table-cell>
        </table:table-row>
        <table:table-row table:style-name="ro1">
          <table:table-cell office:value-type="string" calcext:value-type="string">
            <text:p>2018-06-19</text:p>
          </table:table-cell>
          <table:table-cell office:value-type="float" office:value="193.61" calcext:value-type="float">
            <text:p>193.61</text:p>
          </table:table-cell>
          <table:table-cell office:value-type="float" office:value="181.27" calcext:value-type="float">
            <text:p>181.27</text:p>
          </table:table-cell>
          <table:table-cell office:value-type="float" office:value="24.17" calcext:value-type="float">
            <text:p>24.17</text:p>
          </table:table-cell>
          <table:table-cell office:value-type="float" office:value="2502.55" calcext:value-type="float">
            <text:p>2502.55</text:p>
          </table:table-cell>
          <table:table-cell office:value-type="float" office:value="165.748" calcext:value-type="float">
            <text:p>165.748</text:p>
          </table:table-cell>
          <table:table-cell office:value-type="float" office:value="-0.818000000000012" calcext:value-type="float">
            <text:p>-0.818000000000012</text:p>
          </table:table-cell>
        </table:table-row>
        <table:table-row table:style-name="ro1">
          <table:table-cell office:value-type="string" calcext:value-type="string">
            <text:p>2018-06-21</text:p>
          </table:table-cell>
          <table:table-cell office:value-type="float" office:value="205.63" calcext:value-type="float">
            <text:p>205.63</text:p>
          </table:table-cell>
          <table:table-cell office:value-type="float" office:value="158.48" calcext:value-type="float">
            <text:p>158.48</text:p>
          </table:table-cell>
          <table:table-cell office:value-type="float" office:value="28.33" calcext:value-type="float">
            <text:p>28.33</text:p>
          </table:table-cell>
          <table:table-cell office:value-type="float" office:value="2362.16" calcext:value-type="float">
            <text:p>2362.16</text:p>
          </table:table-cell>
          <table:table-cell office:value-type="float" office:value="168.636" calcext:value-type="float">
            <text:p>168.636</text:p>
          </table:table-cell>
          <table:table-cell office:value-type="float" office:value="2.88800000000001" calcext:value-type="float">
            <text:p>2.88800000000001</text:p>
          </table:table-cell>
        </table:table-row>
        <table:table-row table:style-name="ro1">
          <table:table-cell office:value-type="string" calcext:value-type="string">
            <text:p>2018-06-22</text:p>
          </table:table-cell>
          <table:table-cell office:value-type="float" office:value="199.67" calcext:value-type="float">
            <text:p>199.67</text:p>
          </table:table-cell>
          <table:table-cell office:value-type="float" office:value="172.54" calcext:value-type="float">
            <text:p>172.54</text:p>
          </table:table-cell>
          <table:table-cell office:value-type="float" office:value="22.35" calcext:value-type="float">
            <text:p>22.35</text:p>
          </table:table-cell>
          <table:table-cell office:value-type="float" office:value="2440.94" calcext:value-type="float">
            <text:p>2440.94</text:p>
          </table:table-cell>
          <table:table-cell office:value-type="float" office:value="170.32" calcext:value-type="float">
            <text:p>170.32</text:p>
          </table:table-cell>
          <table:table-cell office:value-type="float" office:value="1.684" calcext:value-type="float">
            <text:p>1.684</text:p>
          </table:table-cell>
        </table:table-row>
        <table:table-row table:style-name="ro1">
          <table:table-cell office:value-type="string" calcext:value-type="string">
            <text:p>2018-06-23</text:p>
          </table:table-cell>
          <table:table-cell office:value-type="float" office:value="147.81" calcext:value-type="float">
            <text:p>147.81</text:p>
          </table:table-cell>
          <table:table-cell office:value-type="float" office:value="154.41" calcext:value-type="float">
            <text:p>154.41</text:p>
          </table:table-cell>
          <table:table-cell office:value-type="float" office:value="4.22" calcext:value-type="float">
            <text:p>4.22</text:p>
          </table:table-cell>
          <table:table-cell office:value-type="float" office:value="1997.81" calcext:value-type="float">
            <text:p>1997.81</text:p>
          </table:table-cell>
          <table:table-cell office:value-type="float" office:value="169.355" calcext:value-type="float">
            <text:p>169.355</text:p>
          </table:table-cell>
          <table:table-cell office:value-type="float" office:value="-0.965000000000003" calcext:value-type="float">
            <text:p>-0.965000000000003</text:p>
          </table:table-cell>
        </table:table-row>
        <table:table-row table:style-name="ro1">
          <table:table-cell office:value-type="string" calcext:value-type="string">
            <text:p>2018-06-24</text:p>
          </table:table-cell>
          <table:table-cell office:value-type="float" office:value="177.16" calcext:value-type="float">
            <text:p>177.16</text:p>
          </table:table-cell>
          <table:table-cell office:value-type="float" office:value="178.61" calcext:value-type="float">
            <text:p>178.61</text:p>
          </table:table-cell>
          <table:table-cell office:value-type="float" office:value="31.36" calcext:value-type="float">
            <text:p>31.36</text:p>
          </table:table-cell>
          <table:table-cell office:value-type="float" office:value="2441.57" calcext:value-type="float">
            <text:p>2441.57</text:p>
          </table:table-cell>
          <table:table-cell office:value-type="float" office:value="167.783" calcext:value-type="float">
            <text:p>167.783</text:p>
          </table:table-cell>
          <table:table-cell office:value-type="float" office:value="-1.572" calcext:value-type="float">
            <text:p>-1.572</text:p>
          </table:table-cell>
        </table:table-row>
        <table:table-row table:style-name="ro1">
          <table:table-cell office:value-type="string" calcext:value-type="string">
            <text:p>2018-06-25</text:p>
          </table:table-cell>
          <table:table-cell office:value-type="float" office:value="172.71" calcext:value-type="float">
            <text:p>172.71</text:p>
          </table:table-cell>
          <table:table-cell office:value-type="float" office:value="104.67" calcext:value-type="float">
            <text:p>104.67</text:p>
          </table:table-cell>
          <table:table-cell office:value-type="float" office:value="30.02" calcext:value-type="float">
            <text:p>30.02</text:p>
          </table:table-cell>
          <table:table-cell office:value-type="float" office:value="1752.95" calcext:value-type="float">
            <text:p>1752.95</text:p>
          </table:table-cell>
          <table:table-cell office:value-type="float" office:value="166.813" calcext:value-type="float">
            <text:p>166.813</text:p>
          </table:table-cell>
          <table:table-cell office:value-type="float" office:value="-0.969999999999999" calcext:value-type="float">
            <text:p>-0.969999999999999</text:p>
          </table:table-cell>
        </table:table-row>
        <table:table-row table:style-name="ro1">
          <table:table-cell office:value-type="string" calcext:value-type="string">
            <text:p>2018-06-26</text:p>
          </table:table-cell>
          <table:table-cell office:value-type="float" office:value="158.33" calcext:value-type="float">
            <text:p>158.33</text:p>
          </table:table-cell>
          <table:table-cell office:value-type="float" office:value="155.22" calcext:value-type="float">
            <text:p>155.22</text:p>
          </table:table-cell>
          <table:table-cell office:value-type="float" office:value="27.87" calcext:value-type="float">
            <text:p>27.87</text:p>
          </table:table-cell>
          <table:table-cell office:value-type="float" office:value="2141.78" calcext:value-type="float">
            <text:p>2141.78</text:p>
          </table:table-cell>
          <table:table-cell office:value-type="float" office:value="167.102" calcext:value-type="float">
            <text:p>167.102</text:p>
          </table:table-cell>
          <table:table-cell office:value-type="float" office:value="0.289000000000016" calcext:value-type="float">
            <text:p>0.289000000000016</text:p>
          </table:table-cell>
        </table:table-row>
        <table:table-row table:style-name="ro1">
          <table:table-cell office:value-type="string" calcext:value-type="string">
            <text:p>2018-06-27</text:p>
          </table:table-cell>
          <table:table-cell office:value-type="float" office:value="157.56" calcext:value-type="float">
            <text:p>157.56</text:p>
          </table:table-cell>
          <table:table-cell office:value-type="float" office:value="151.19" calcext:value-type="float">
            <text:p>151.19</text:p>
          </table:table-cell>
          <table:table-cell office:value-type="float" office:value="17.36" calcext:value-type="float">
            <text:p>17.36</text:p>
          </table:table-cell>
          <table:table-cell office:value-type="float" office:value="2060.39" calcext:value-type="float">
            <text:p>2060.39</text:p>
          </table:table-cell>
          <table:table-cell office:value-type="float" office:value="165.724" calcext:value-type="float">
            <text:p>165.724</text:p>
          </table:table-cell>
          <table:table-cell office:value-type="float" office:value="-1.37800000000001" calcext:value-type="float">
            <text:p>-1.37800000000001</text:p>
          </table:table-cell>
        </table:table-row>
        <table:table-row table:style-name="ro1">
          <table:table-cell office:value-type="string" calcext:value-type="string">
            <text:p>2018-06-28</text:p>
          </table:table-cell>
          <table:table-cell office:value-type="float" office:value="179.65" calcext:value-type="float">
            <text:p>179.65</text:p>
          </table:table-cell>
          <table:table-cell office:value-type="float" office:value="177.38" calcext:value-type="float">
            <text:p>177.38</text:p>
          </table:table-cell>
          <table:table-cell office:value-type="float" office:value="37.56" calcext:value-type="float">
            <text:p>37.56</text:p>
          </table:table-cell>
          <table:table-cell office:value-type="float" office:value="2465.26" calcext:value-type="float">
            <text:p>2465.26</text:p>
          </table:table-cell>
          <table:table-cell office:value-type="float" office:value="165.175" calcext:value-type="float">
            <text:p>165.175</text:p>
          </table:table-cell>
          <table:table-cell office:value-type="float" office:value="-0.548999999999978" calcext:value-type="float">
            <text:p>-0.548999999999978</text:p>
          </table:table-cell>
        </table:table-row>
        <table:table-row table:style-name="ro1">
          <table:table-cell office:value-type="string" calcext:value-type="string">
            <text:p>2018-06-29</text:p>
          </table:table-cell>
          <table:table-cell office:value-type="float" office:value="179.7" calcext:value-type="float">
            <text:p>179.7</text:p>
          </table:table-cell>
          <table:table-cell office:value-type="float" office:value="163.42" calcext:value-type="float">
            <text:p>163.42</text:p>
          </table:table-cell>
          <table:table-cell office:value-type="float" office:value="26.51" calcext:value-type="float">
            <text:p>26.51</text:p>
          </table:table-cell>
          <table:table-cell office:value-type="float" office:value="2295.62" calcext:value-type="float">
            <text:p>2295.62</text:p>
          </table:table-cell>
          <table:table-cell office:value-type="float" office:value="165.362" calcext:value-type="float">
            <text:p>165.362</text:p>
          </table:table-cell>
          <table:table-cell office:value-type="float" office:value="0.186999999999983" calcext:value-type="float">
            <text:p>0.186999999999983</text:p>
          </table:table-cell>
        </table:table-row>
        <table:table-row table:style-name="ro1">
          <table:table-cell office:value-type="string" calcext:value-type="string">
            <text:p>2018-06-30</text:p>
          </table:table-cell>
          <table:table-cell office:value-type="float" office:value="173.02" calcext:value-type="float">
            <text:p>173.02</text:p>
          </table:table-cell>
          <table:table-cell office:value-type="float" office:value="198.9" calcext:value-type="float">
            <text:p>198.9</text:p>
          </table:table-cell>
          <table:table-cell office:value-type="float" office:value="26.84" calcext:value-type="float">
            <text:p>26.84</text:p>
          </table:table-cell>
          <table:table-cell office:value-type="float" office:value="2589.54" calcext:value-type="float">
            <text:p>2589.54</text:p>
          </table:table-cell>
          <table:table-cell office:value-type="float" office:value="164.297" calcext:value-type="float">
            <text:p>164.297</text:p>
          </table:table-cell>
          <table:table-cell office:value-type="float" office:value="-1.065" calcext:value-type="float">
            <text:p>-1.065</text:p>
          </table:table-cell>
        </table:table-row>
        <table:table-row table:style-name="ro1">
          <table:table-cell office:value-type="string" calcext:value-type="string">
            <text:p>2018-07-01</text:p>
          </table:table-cell>
          <table:table-cell office:value-type="float" office:value="189" calcext:value-type="float">
            <text:p>189</text:p>
          </table:table-cell>
          <table:table-cell office:value-type="float" office:value="152.62" calcext:value-type="float">
            <text:p>152.62</text:p>
          </table:table-cell>
          <table:table-cell office:value-type="float" office:value="22.95" calcext:value-type="float">
            <text:p>22.95</text:p>
          </table:table-cell>
          <table:table-cell office:value-type="float" office:value="2221.38" calcext:value-type="float">
            <text:p>2221.38</text:p>
          </table:table-cell>
          <table:table-cell office:value-type="float" office:value="165.424" calcext:value-type="float">
            <text:p>165.424</text:p>
          </table:table-cell>
          <table:table-cell office:value-type="float" office:value="1.12700000000001" calcext:value-type="float">
            <text:p>1.12700000000001</text:p>
          </table:table-cell>
        </table:table-row>
        <table:table-row table:style-name="ro1">
          <table:table-cell office:value-type="string" calcext:value-type="string">
            <text:p>2018-07-02</text:p>
          </table:table-cell>
          <table:table-cell office:value-type="float" office:value="203.96" calcext:value-type="float">
            <text:p>203.96</text:p>
          </table:table-cell>
          <table:table-cell office:value-type="float" office:value="171.29" calcext:value-type="float">
            <text:p>171.29</text:p>
          </table:table-cell>
          <table:table-cell office:value-type="float" office:value="35.85" calcext:value-type="float">
            <text:p>35.85</text:p>
          </table:table-cell>
          <table:table-cell office:value-type="float" office:value="2500.85" calcext:value-type="float">
            <text:p>2500.85</text:p>
          </table:table-cell>
          <table:table-cell office:value-type="float" office:value="163.834" calcext:value-type="float">
            <text:p>163.834</text:p>
          </table:table-cell>
          <table:table-cell office:value-type="float" office:value="-1.59" calcext:value-type="float">
            <text:p>-1.59</text:p>
          </table:table-cell>
        </table:table-row>
        <table:table-row table:style-name="ro1">
          <table:table-cell office:value-type="string" calcext:value-type="string">
            <text:p>2018-07-03</text:p>
          </table:table-cell>
          <table:table-cell office:value-type="float" office:value="228.79" calcext:value-type="float">
            <text:p>228.79</text:p>
          </table:table-cell>
          <table:table-cell office:value-type="float" office:value="125.99" calcext:value-type="float">
            <text:p>125.99</text:p>
          </table:table-cell>
          <table:table-cell office:value-type="float" office:value="39.29" calcext:value-type="float">
            <text:p>39.29</text:p>
          </table:table-cell>
          <table:table-cell office:value-type="float" office:value="2206.23" calcext:value-type="float">
            <text:p>2206.23</text:p>
          </table:table-cell>
          <table:table-cell office:value-type="float" office:value="166.189" calcext:value-type="float">
            <text:p>166.189</text:p>
          </table:table-cell>
          <table:table-cell office:value-type="float" office:value="2.35499999999999" calcext:value-type="float">
            <text:p>2.35499999999999</text:p>
          </table:table-cell>
        </table:table-row>
        <table:table-row table:style-name="ro1">
          <table:table-cell office:value-type="string" calcext:value-type="string">
            <text:p>2018-07-04</text:p>
          </table:table-cell>
          <table:table-cell office:value-type="float" office:value="172.84" calcext:value-type="float">
            <text:p>172.84</text:p>
          </table:table-cell>
          <table:table-cell office:value-type="float" office:value="126.32" calcext:value-type="float">
            <text:p>126.32</text:p>
          </table:table-cell>
          <table:table-cell office:value-type="float" office:value="27.98" calcext:value-type="float">
            <text:p>27.98</text:p>
          </table:table-cell>
          <table:table-cell office:value-type="float" office:value="1940.16" calcext:value-type="float">
            <text:p>1940.16</text:p>
          </table:table-cell>
          <table:table-cell office:value-type="float" office:value="165.536" calcext:value-type="float">
            <text:p>165.536</text:p>
          </table:table-cell>
          <table:table-cell office:value-type="float" office:value="-0.652999999999992" calcext:value-type="float">
            <text:p>-0.652999999999992</text:p>
          </table:table-cell>
        </table:table-row>
        <table:table-row table:style-name="ro1">
          <table:table-cell office:value-type="string" calcext:value-type="string">
            <text:p>2018-07-05</text:p>
          </table:table-cell>
          <table:table-cell office:value-type="float" office:value="201.87" calcext:value-type="float">
            <text:p>201.87</text:p>
          </table:table-cell>
          <table:table-cell office:value-type="float" office:value="176.07" calcext:value-type="float">
            <text:p>176.07</text:p>
          </table:table-cell>
          <table:table-cell office:value-type="float" office:value="34.46" calcext:value-type="float">
            <text:p>34.46</text:p>
          </table:table-cell>
          <table:table-cell office:value-type="float" office:value="2529.95" calcext:value-type="float">
            <text:p>2529.95</text:p>
          </table:table-cell>
          <table:table-cell office:value-type="float" office:value="163.7" calcext:value-type="float">
            <text:p>163.7</text:p>
          </table:table-cell>
          <table:table-cell office:value-type="float" office:value="-1.83600000000001" calcext:value-type="float">
            <text:p>-1.83600000000001</text:p>
          </table:table-cell>
        </table:table-row>
        <table:table-row table:style-name="ro1">
          <table:table-cell office:value-type="string" calcext:value-type="string">
            <text:p>2018-07-06</text:p>
          </table:table-cell>
          <table:table-cell office:value-type="float" office:value="192.18" calcext:value-type="float">
            <text:p>192.18</text:p>
          </table:table-cell>
          <table:table-cell office:value-type="float" office:value="178.64" calcext:value-type="float">
            <text:p>178.64</text:p>
          </table:table-cell>
          <table:table-cell office:value-type="float" office:value="43.7" calcext:value-type="float">
            <text:p>43.7</text:p>
          </table:table-cell>
          <table:table-cell office:value-type="float" office:value="2551.28" calcext:value-type="float">
            <text:p>2551.28</text:p>
          </table:table-cell>
          <table:table-cell office:value-type="float" office:value="164.61" calcext:value-type="float">
            <text:p>164.61</text:p>
          </table:table-cell>
          <table:table-cell office:value-type="float" office:value="0.910000000000025" calcext:value-type="float">
            <text:p>0.910000000000025</text:p>
          </table:table-cell>
        </table:table-row>
        <table:table-row table:style-name="ro1">
          <table:table-cell office:value-type="string" calcext:value-type="string">
            <text:p>2018-07-07</text:p>
          </table:table-cell>
          <table:table-cell office:value-type="float" office:value="205.52" calcext:value-type="float">
            <text:p>205.52</text:p>
          </table:table-cell>
          <table:table-cell office:value-type="float" office:value="198.65" calcext:value-type="float">
            <text:p>198.65</text:p>
          </table:table-cell>
          <table:table-cell office:value-type="float" office:value="28.92" calcext:value-type="float">
            <text:p>28.92</text:p>
          </table:table-cell>
          <table:table-cell office:value-type="float" office:value="2725.61" calcext:value-type="float">
            <text:p>2725.61</text:p>
          </table:table-cell>
          <table:table-cell office:value-type="float" office:value="166.094" calcext:value-type="float">
            <text:p>166.094</text:p>
          </table:table-cell>
          <table:table-cell office:value-type="float" office:value="1.48399999999998" calcext:value-type="float">
            <text:p>1.48399999999998</text:p>
          </table:table-cell>
        </table:table-row>
        <table:table-row table:style-name="ro1">
          <table:table-cell office:value-type="string" calcext:value-type="string">
            <text:p>2018-07-08</text:p>
          </table:table-cell>
          <table:table-cell office:value-type="float" office:value="171.91" calcext:value-type="float">
            <text:p>171.91</text:p>
          </table:table-cell>
          <table:table-cell office:value-type="float" office:value="163.81" calcext:value-type="float">
            <text:p>163.81</text:p>
          </table:table-cell>
          <table:table-cell office:value-type="float" office:value="33.02" calcext:value-type="float">
            <text:p>33.02</text:p>
          </table:table-cell>
          <table:table-cell office:value-type="float" office:value="2294.01" calcext:value-type="float">
            <text:p>2294.01</text:p>
          </table:table-cell>
          <table:table-cell office:value-type="float" office:value="165.77" calcext:value-type="float">
            <text:p>165.77</text:p>
          </table:table-cell>
          <table:table-cell office:value-type="float" office:value="-0.323999999999984" calcext:value-type="float">
            <text:p>-0.323999999999984</text:p>
          </table:table-cell>
        </table:table-row>
        <table:table-row table:style-name="ro1">
          <table:table-cell office:value-type="string" calcext:value-type="string">
            <text:p>2018-07-09</text:p>
          </table:table-cell>
          <table:table-cell office:value-type="float" office:value="175.23" calcext:value-type="float">
            <text:p>175.23</text:p>
          </table:table-cell>
          <table:table-cell office:value-type="float" office:value="163.1" calcext:value-type="float">
            <text:p>163.1</text:p>
          </table:table-cell>
          <table:table-cell office:value-type="float" office:value="20.8" calcext:value-type="float">
            <text:p>20.8</text:p>
          </table:table-cell>
          <table:table-cell office:value-type="float" office:value="2252.02" calcext:value-type="float">
            <text:p>2252.02</text:p>
          </table:table-cell>
          <table:table-cell office:value-type="float" office:value="167.267" calcext:value-type="float">
            <text:p>167.267</text:p>
          </table:table-cell>
          <table:table-cell office:value-type="float" office:value="1.49699999999999" calcext:value-type="float">
            <text:p>1.49699999999999</text:p>
          </table:table-cell>
        </table:table-row>
        <table:table-row table:style-name="ro1">
          <table:table-cell office:value-type="string" calcext:value-type="string">
            <text:p>2018-07-10</text:p>
          </table:table-cell>
          <table:table-cell office:value-type="float" office:value="176.28" calcext:value-type="float">
            <text:p>176.28</text:p>
          </table:table-cell>
          <table:table-cell office:value-type="float" office:value="166.41" calcext:value-type="float">
            <text:p>166.41</text:p>
          </table:table-cell>
          <table:table-cell office:value-type="float" office:value="37.2" calcext:value-type="float">
            <text:p>37.2</text:p>
          </table:table-cell>
          <table:table-cell office:value-type="float" office:value="2351.61" calcext:value-type="float">
            <text:p>2351.61</text:p>
          </table:table-cell>
          <table:table-cell office:value-type="float" office:value="165.953" calcext:value-type="float">
            <text:p>165.953</text:p>
          </table:table-cell>
          <table:table-cell office:value-type="float" office:value="-1.31399999999999" calcext:value-type="float">
            <text:p>-1.31399999999999</text:p>
          </table:table-cell>
        </table:table-row>
        <table:table-row table:style-name="ro1">
          <table:table-cell office:value-type="string" calcext:value-type="string">
            <text:p>2018-07-11</text:p>
          </table:table-cell>
          <table:table-cell office:value-type="float" office:value="199.63" calcext:value-type="float">
            <text:p>199.63</text:p>
          </table:table-cell>
          <table:table-cell office:value-type="float" office:value="236.29" calcext:value-type="float">
            <text:p>236.29</text:p>
          </table:table-cell>
          <table:table-cell office:value-type="float" office:value="59.41" calcext:value-type="float">
            <text:p>59.41</text:p>
          </table:table-cell>
          <table:table-cell office:value-type="float" office:value="3162.77" calcext:value-type="float">
            <text:p>3162.77</text:p>
          </table:table-cell>
          <table:table-cell office:value-type="float" office:value="165.94" calcext:value-type="float">
            <text:p>165.94</text:p>
          </table:table-cell>
          <table:table-cell office:value-type="float" office:value="-0.0130000000000052" calcext:value-type="float">
            <text:p>-0.013000000000005</text:p>
          </table:table-cell>
        </table:table-row>
        <table:table-row table:style-name="ro1">
          <table:table-cell office:value-type="string" calcext:value-type="string">
            <text:p>2018-07-12</text:p>
          </table:table-cell>
          <table:table-cell office:value-type="float" office:value="238.98" calcext:value-type="float">
            <text:p>238.98</text:p>
          </table:table-cell>
          <table:table-cell office:value-type="float" office:value="159.82" calcext:value-type="float">
            <text:p>159.82</text:p>
          </table:table-cell>
          <table:table-cell office:value-type="float" office:value="31.84" calcext:value-type="float">
            <text:p>31.84</text:p>
          </table:table-cell>
          <table:table-cell office:value-type="float" office:value="2521.66" calcext:value-type="float">
            <text:p>2521.66</text:p>
          </table:table-cell>
          <table:table-cell office:value-type="float" office:value="167.132" calcext:value-type="float">
            <text:p>167.132</text:p>
          </table:table-cell>
          <table:table-cell office:value-type="float" office:value="1.19200000000001" calcext:value-type="float">
            <text:p>1.19200000000001</text:p>
          </table:table-cell>
        </table:table-row>
        <table:table-row table:style-name="ro1">
          <table:table-cell office:value-type="string" calcext:value-type="string">
            <text:p>2018-07-13</text:p>
          </table:table-cell>
          <table:table-cell office:value-type="float" office:value="235.16" calcext:value-type="float">
            <text:p>235.16</text:p>
          </table:table-cell>
          <table:table-cell office:value-type="float" office:value="151.18" calcext:value-type="float">
            <text:p>151.18</text:p>
          </table:table-cell>
          <table:table-cell office:value-type="float" office:value="24.64" calcext:value-type="float">
            <text:p>24.64</text:p>
          </table:table-cell>
          <table:table-cell office:value-type="float" office:value="2399.82" calcext:value-type="float">
            <text:p>2399.82</text:p>
          </table:table-cell>
          <table:table-cell office:value-type="float" office:value="169.022" calcext:value-type="float">
            <text:p>169.022</text:p>
          </table:table-cell>
          <table:table-cell office:value-type="float" office:value="1.88999999999999" calcext:value-type="float">
            <text:p>1.88999999999999</text:p>
          </table:table-cell>
        </table:table-row>
        <table:table-row table:style-name="ro1">
          <table:table-cell office:value-type="string" calcext:value-type="string">
            <text:p>2018-07-14</text:p>
          </table:table-cell>
          <table:table-cell office:value-type="float" office:value="176.56" calcext:value-type="float">
            <text:p>176.56</text:p>
          </table:table-cell>
          <table:table-cell office:value-type="float" office:value="165.14" calcext:value-type="float">
            <text:p>165.14</text:p>
          </table:table-cell>
          <table:table-cell office:value-type="float" office:value="30.42" calcext:value-type="float">
            <text:p>30.42</text:p>
          </table:table-cell>
          <table:table-cell office:value-type="float" office:value="2314.18" calcext:value-type="float">
            <text:p>2314.18</text:p>
          </table:table-cell>
          <table:table-cell office:value-type="float" office:value="167.595" calcext:value-type="float">
            <text:p>167.595</text:p>
          </table:table-cell>
          <table:table-cell office:value-type="float" office:value="-1.42699999999999" calcext:value-type="float">
            <text:p>-1.42699999999999</text:p>
          </table:table-cell>
        </table:table-row>
        <table:table-row table:style-name="ro1">
          <table:table-cell office:value-type="string" calcext:value-type="string">
            <text:p>2018-07-15</text:p>
          </table:table-cell>
          <table:table-cell office:value-type="float" office:value="167.84" calcext:value-type="float">
            <text:p>167.84</text:p>
          </table:table-cell>
          <table:table-cell office:value-type="float" office:value="150.28" calcext:value-type="float">
            <text:p>150.28</text:p>
          </table:table-cell>
          <table:table-cell office:value-type="float" office:value="21.16" calcext:value-type="float">
            <text:p>21.16</text:p>
          </table:table-cell>
          <table:table-cell office:value-type="float" office:value="2108.52" calcext:value-type="float">
            <text:p>2108.52</text:p>
          </table:table-cell>
          <table:table-cell office:value-type="float" office:value="167.331" calcext:value-type="float">
            <text:p>167.331</text:p>
          </table:table-cell>
          <table:table-cell office:value-type="float" office:value="-0.26400000000001" calcext:value-type="float">
            <text:p>-0.26400000000001</text:p>
          </table:table-cell>
        </table:table-row>
        <table:table-row table:style-name="ro1">
          <table:table-cell office:value-type="string" calcext:value-type="string">
            <text:p>2018-07-16</text:p>
          </table:table-cell>
          <table:table-cell office:value-type="float" office:value="190.79" calcext:value-type="float">
            <text:p>190.79</text:p>
          </table:table-cell>
          <table:table-cell office:value-type="float" office:value="135.25" calcext:value-type="float">
            <text:p>135.25</text:p>
          </table:table-cell>
          <table:table-cell office:value-type="float" office:value="24.08" calcext:value-type="float">
            <text:p>24.08</text:p>
          </table:table-cell>
          <table:table-cell office:value-type="float" office:value="2076.73" calcext:value-type="float">
            <text:p>2076.73</text:p>
          </table:table-cell>
          <table:table-cell office:value-type="float" office:value="167.554" calcext:value-type="float">
            <text:p>167.554</text:p>
          </table:table-cell>
          <table:table-cell office:value-type="float" office:value="0.223000000000013" calcext:value-type="float">
            <text:p>0.223000000000013</text:p>
          </table:table-cell>
        </table:table-row>
        <table:table-row table:style-name="ro1">
          <table:table-cell office:value-type="string" calcext:value-type="string">
            <text:p>2018-07-17</text:p>
          </table:table-cell>
          <table:table-cell office:value-type="float" office:value="243.26" calcext:value-type="float">
            <text:p>243.26</text:p>
          </table:table-cell>
          <table:table-cell office:value-type="float" office:value="149.19" calcext:value-type="float">
            <text:p>149.19</text:p>
          </table:table-cell>
          <table:table-cell office:value-type="float" office:value="26.07" calcext:value-type="float">
            <text:p>26.07</text:p>
          </table:table-cell>
          <table:table-cell office:value-type="float" office:value="2420.03" calcext:value-type="float">
            <text:p>2420.03</text:p>
          </table:table-cell>
          <table:table-cell office:value-type="float" office:value="169.551" calcext:value-type="float">
            <text:p>169.551</text:p>
          </table:table-cell>
          <table:table-cell office:value-type="float" office:value="1.99699999999999" calcext:value-type="float">
            <text:p>1.99699999999999</text:p>
          </table:table-cell>
        </table:table-row>
        <table:table-row table:style-name="ro1">
          <table:table-cell office:value-type="string" calcext:value-type="string">
            <text:p>2018-07-18</text:p>
          </table:table-cell>
          <table:table-cell office:value-type="float" office:value="205.65" calcext:value-type="float">
            <text:p>205.65</text:p>
          </table:table-cell>
          <table:table-cell office:value-type="float" office:value="147.43" calcext:value-type="float">
            <text:p>147.43</text:p>
          </table:table-cell>
          <table:table-cell office:value-type="float" office:value="27.55" calcext:value-type="float">
            <text:p>27.55</text:p>
          </table:table-cell>
          <table:table-cell office:value-type="float" office:value="2259.67" calcext:value-type="float">
            <text:p>2259.67</text:p>
          </table:table-cell>
          <table:table-cell office:value-type="float" office:value="169.549" calcext:value-type="float">
            <text:p>169.549</text:p>
          </table:table-cell>
          <table:table-cell office:value-type="float" office:value="-0.00199999999998113" calcext:value-type="float">
            <text:p>-0.001999999999981</text:p>
          </table:table-cell>
        </table:table-row>
        <table:table-row table:style-name="ro1">
          <table:table-cell office:value-type="string" calcext:value-type="string">
            <text:p>2018-07-19</text:p>
          </table:table-cell>
          <table:table-cell office:value-type="float" office:value="210.19" calcext:value-type="float">
            <text:p>210.19</text:p>
          </table:table-cell>
          <table:table-cell office:value-type="float" office:value="153.25" calcext:value-type="float">
            <text:p>153.25</text:p>
          </table:table-cell>
          <table:table-cell office:value-type="float" office:value="35.11" calcext:value-type="float">
            <text:p>35.11</text:p>
          </table:table-cell>
          <table:table-cell office:value-type="float" office:value="2360.45" calcext:value-type="float">
            <text:p>2360.45</text:p>
          </table:table-cell>
          <table:table-cell office:value-type="float" office:value="166.537" calcext:value-type="float">
            <text:p>166.537</text:p>
          </table:table-cell>
          <table:table-cell office:value-type="float" office:value="-3.012" calcext:value-type="float">
            <text:p>-3.012</text:p>
          </table:table-cell>
        </table:table-row>
        <table:table-row table:style-name="ro1">
          <table:table-cell office:value-type="string" calcext:value-type="string">
            <text:p>2018-07-20</text:p>
          </table:table-cell>
          <table:table-cell office:value-type="float" office:value="170.81" calcext:value-type="float">
            <text:p>170.81</text:p>
          </table:table-cell>
          <table:table-cell office:value-type="float" office:value="167.32" calcext:value-type="float">
            <text:p>167.32</text:p>
          </table:table-cell>
          <table:table-cell office:value-type="float" office:value="29.61" calcext:value-type="float">
            <text:p>29.61</text:p>
          </table:table-cell>
          <table:table-cell office:value-type="float" office:value="2307.56" calcext:value-type="float">
            <text:p>2307.56</text:p>
          </table:table-cell>
          <table:table-cell office:value-type="float" office:value="166.306" calcext:value-type="float">
            <text:p>166.306</text:p>
          </table:table-cell>
          <table:table-cell office:value-type="float" office:value="-0.230999999999995" calcext:value-type="float">
            <text:p>-0.230999999999995</text:p>
          </table:table-cell>
        </table:table-row>
        <table:table-row table:style-name="ro1">
          <table:table-cell office:value-type="string" calcext:value-type="string">
            <text:p>2018-07-21</text:p>
          </table:table-cell>
          <table:table-cell office:value-type="float" office:value="284.05" calcext:value-type="float">
            <text:p>284.05</text:p>
          </table:table-cell>
          <table:table-cell office:value-type="float" office:value="200.01" calcext:value-type="float">
            <text:p>200.01</text:p>
          </table:table-cell>
          <table:table-cell office:value-type="float" office:value="26.85" calcext:value-type="float">
            <text:p>26.85</text:p>
          </table:table-cell>
          <table:table-cell office:value-type="float" office:value="3043.69" calcext:value-type="float">
            <text:p>3043.69</text:p>
          </table:table-cell>
          <table:table-cell office:value-type="float" office:value="167.282" calcext:value-type="float">
            <text:p>167.282</text:p>
          </table:table-cell>
          <table:table-cell office:value-type="float" office:value="0.975999999999999" calcext:value-type="float">
            <text:p>0.975999999999999</text:p>
          </table:table-cell>
        </table:table-row>
        <table:table-row table:style-name="ro1">
          <table:table-cell office:value-type="string" calcext:value-type="string">
            <text:p>2018-07-22</text:p>
          </table:table-cell>
          <table:table-cell office:value-type="float" office:value="182.54" calcext:value-type="float">
            <text:p>182.54</text:p>
          </table:table-cell>
          <table:table-cell office:value-type="float" office:value="108.5" calcext:value-type="float">
            <text:p>108.5</text:p>
          </table:table-cell>
          <table:table-cell office:value-type="float" office:value="35.12" calcext:value-type="float">
            <text:p>35.12</text:p>
          </table:table-cell>
          <table:table-cell office:value-type="float" office:value="1847.14" calcext:value-type="float">
            <text:p>1847.14</text:p>
          </table:table-cell>
          <table:table-cell office:value-type="float" office:value="168.978" calcext:value-type="float">
            <text:p>168.978</text:p>
          </table:table-cell>
          <table:table-cell office:value-type="float" office:value="1.696" calcext:value-type="float">
            <text:p>1.696</text:p>
          </table:table-cell>
        </table:table-row>
        <table:table-row table:style-name="ro1">
          <table:table-cell office:value-type="string" calcext:value-type="string">
            <text:p>2018-07-23</text:p>
          </table:table-cell>
          <table:table-cell office:value-type="float" office:value="136.53" calcext:value-type="float">
            <text:p>136.53</text:p>
          </table:table-cell>
          <table:table-cell office:value-type="float" office:value="153.68" calcext:value-type="float">
            <text:p>153.68</text:p>
          </table:table-cell>
          <table:table-cell office:value-type="float" office:value="10.27" calcext:value-type="float">
            <text:p>10.27</text:p>
          </table:table-cell>
          <table:table-cell office:value-type="float" office:value="1970.32" calcext:value-type="float">
            <text:p>1970.32</text:p>
          </table:table-cell>
          <table:table-cell office:value-type="float" office:value="168.565" calcext:value-type="float">
            <text:p>168.565</text:p>
          </table:table-cell>
          <table:table-cell office:value-type="float" office:value="-0.413000000000011" calcext:value-type="float">
            <text:p>-0.413000000000011</text:p>
          </table:table-cell>
        </table:table-row>
        <table:table-row table:style-name="ro1">
          <table:table-cell office:value-type="string" calcext:value-type="string">
            <text:p>2018-07-27</text:p>
          </table:table-cell>
          <table:table-cell office:value-type="float" office:value="173.38" calcext:value-type="float">
            <text:p>173.38</text:p>
          </table:table-cell>
          <table:table-cell office:value-type="float" office:value="139.66" calcext:value-type="float">
            <text:p>139.66</text:p>
          </table:table-cell>
          <table:table-cell office:value-type="float" office:value="27.14" calcext:value-type="float">
            <text:p>27.14</text:p>
          </table:table-cell>
          <table:table-cell office:value-type="float" office:value="2059.02" calcext:value-type="float">
            <text:p>2059.02</text:p>
          </table:table-cell>
          <table:table-cell office:value-type="float" office:value="168.323" calcext:value-type="float">
            <text:p>168.323</text:p>
          </table:table-cell>
          <table:table-cell office:value-type="float" office:value="-0.24199999999999" calcext:value-type="float">
            <text:p>-0.24199999999999</text:p>
          </table:table-cell>
        </table:table-row>
        <table:table-row table:style-name="ro1">
          <table:table-cell office:value-type="string" calcext:value-type="string">
            <text:p>2018-07-28</text:p>
          </table:table-cell>
          <table:table-cell office:value-type="float" office:value="181.53" calcext:value-type="float">
            <text:p>181.53</text:p>
          </table:table-cell>
          <table:table-cell office:value-type="float" office:value="141.38" calcext:value-type="float">
            <text:p>141.38</text:p>
          </table:table-cell>
          <table:table-cell office:value-type="float" office:value="18.32" calcext:value-type="float">
            <text:p>18.32</text:p>
          </table:table-cell>
          <table:table-cell office:value-type="float" office:value="2071.82" calcext:value-type="float">
            <text:p>2071.82</text:p>
          </table:table-cell>
          <table:table-cell office:value-type="float" office:value="165.448" calcext:value-type="float">
            <text:p>165.448</text:p>
          </table:table-cell>
          <table:table-cell office:value-type="float" office:value="-2.875" calcext:value-type="float">
            <text:p>-2.875</text:p>
          </table:table-cell>
        </table:table-row>
        <table:table-row table:style-name="ro1">
          <table:table-cell office:value-type="string" calcext:value-type="string">
            <text:p>2018-07-29</text:p>
          </table:table-cell>
          <table:table-cell office:value-type="float" office:value="308.62" calcext:value-type="float">
            <text:p>308.62</text:p>
          </table:table-cell>
          <table:table-cell office:value-type="float" office:value="352.63" calcext:value-type="float">
            <text:p>352.63</text:p>
          </table:table-cell>
          <table:table-cell office:value-type="float" office:value="14.7" calcext:value-type="float">
            <text:p>14.7</text:p>
          </table:table-cell>
          <table:table-cell office:value-type="float" office:value="4466.95" calcext:value-type="float">
            <text:p>4466.95</text:p>
          </table:table-cell>
          <table:table-cell office:value-type="float" office:value="165.519" calcext:value-type="float">
            <text:p>165.519</text:p>
          </table:table-cell>
          <table:table-cell office:value-type="float" office:value="0.070999999999998" calcext:value-type="float">
            <text:p>0.070999999999998</text:p>
          </table:table-cell>
        </table:table-row>
        <table:table-row table:style-name="ro1">
          <table:table-cell office:value-type="string" calcext:value-type="string">
            <text:p>2018-07-30</text:p>
          </table:table-cell>
          <table:table-cell office:value-type="float" office:value="253.06" calcext:value-type="float">
            <text:p>253.06</text:p>
          </table:table-cell>
          <table:table-cell office:value-type="float" office:value="376.1" calcext:value-type="float">
            <text:p>376.1</text:p>
          </table:table-cell>
          <table:table-cell office:value-type="float" office:value="1" calcext:value-type="float">
            <text:p>1</text:p>
          </table:table-cell>
          <table:table-cell office:value-type="float" office:value="4401.14" calcext:value-type="float">
            <text:p>4401.14</text:p>
          </table:table-cell>
          <table:table-cell office:value-type="float" office:value="163.859" calcext:value-type="float">
            <text:p>163.859</text:p>
          </table:table-cell>
          <table:table-cell office:value-type="float" office:value="-1.66" calcext:value-type="float">
            <text:p>-1.66</text:p>
          </table:table-cell>
        </table:table-row>
        <table:table-row table:style-name="ro1">
          <table:table-cell office:value-type="string" calcext:value-type="string">
            <text:p>2018-07-31</text:p>
          </table:table-cell>
          <table:table-cell office:value-type="float" office:value="229.91" calcext:value-type="float">
            <text:p>229.91</text:p>
          </table:table-cell>
          <table:table-cell office:value-type="float" office:value="319.81" calcext:value-type="float">
            <text:p>319.81</text:p>
          </table:table-cell>
          <table:table-cell office:value-type="float" office:value="5.88" calcext:value-type="float">
            <text:p>5.88</text:p>
          </table:table-cell>
          <table:table-cell office:value-type="float" office:value="3821.45" calcext:value-type="float">
            <text:p>3821.45</text:p>
          </table:table-cell>
          <table:table-cell office:value-type="float" office:value="163.539" calcext:value-type="float">
            <text:p>163.539</text:p>
          </table:table-cell>
          <table:table-cell office:value-type="float" office:value="-0.320000000000022" calcext:value-type="float">
            <text:p>-0.320000000000022</text:p>
          </table:table-cell>
        </table:table-row>
        <table:table-row table:style-name="ro1">
          <table:table-cell office:value-type="string" calcext:value-type="string">
            <text:p>2018-08-01</text:p>
          </table:table-cell>
          <table:table-cell office:value-type="float" office:value="211.66" calcext:value-type="float">
            <text:p>211.66</text:p>
          </table:table-cell>
          <table:table-cell office:value-type="float" office:value="285.15" calcext:value-type="float">
            <text:p>285.15</text:p>
          </table:table-cell>
          <table:table-cell office:value-type="float" office:value="8.16" calcext:value-type="float">
            <text:p>8.16</text:p>
          </table:table-cell>
          <table:table-cell office:value-type="float" office:value="3445.63" calcext:value-type="float">
            <text:p>3445.63</text:p>
          </table:table-cell>
          <table:table-cell office:value-type="float" office:value="162.668" calcext:value-type="float">
            <text:p>162.668</text:p>
          </table:table-cell>
          <table:table-cell office:value-type="float" office:value="-0.870999999999981" calcext:value-type="float">
            <text:p>-0.870999999999981</text:p>
          </table:table-cell>
        </table:table-row>
        <table:table-row table:style-name="ro1">
          <table:table-cell office:value-type="string" calcext:value-type="string">
            <text:p>2018-08-02</text:p>
          </table:table-cell>
          <table:table-cell office:value-type="float" office:value="207.39" calcext:value-type="float">
            <text:p>207.39</text:p>
          </table:table-cell>
          <table:table-cell office:value-type="float" office:value="155.78" calcext:value-type="float">
            <text:p>155.78</text:p>
          </table:table-cell>
          <table:table-cell office:value-type="float" office:value="25.81" calcext:value-type="float">
            <text:p>25.81</text:p>
          </table:table-cell>
          <table:table-cell office:value-type="float" office:value="2334.82" calcext:value-type="float">
            <text:p>2334.82</text:p>
          </table:table-cell>
          <table:table-cell office:value-type="float" office:value="162.844" calcext:value-type="float">
            <text:p>162.844</text:p>
          </table:table-cell>
          <table:table-cell office:value-type="float" office:value="0.175999999999988" calcext:value-type="float">
            <text:p>0.175999999999988</text:p>
          </table:table-cell>
        </table:table-row>
        <table:table-row table:style-name="ro1">
          <table:table-cell office:value-type="string" calcext:value-type="string">
            <text:p>2018-08-03</text:p>
          </table:table-cell>
          <table:table-cell office:value-type="float" office:value="196.42" calcext:value-type="float">
            <text:p>196.42</text:p>
          </table:table-cell>
          <table:table-cell office:value-type="float" office:value="159.8" calcext:value-type="float">
            <text:p>159.8</text:p>
          </table:table-cell>
          <table:table-cell office:value-type="float" office:value="3.24" calcext:value-type="float">
            <text:p>3.24</text:p>
          </table:table-cell>
          <table:table-cell office:value-type="float" office:value="2236.84" calcext:value-type="float">
            <text:p>2236.84</text:p>
          </table:table-cell>
          <table:table-cell office:value-type="float" office:value="162.948" calcext:value-type="float">
            <text:p>162.948</text:p>
          </table:table-cell>
          <table:table-cell office:value-type="float" office:value="0.104000000000013" calcext:value-type="float">
            <text:p>0.104000000000013</text:p>
          </table:table-cell>
        </table:table-row>
        <table:table-row table:style-name="ro1">
          <table:table-cell office:value-type="string" calcext:value-type="string">
            <text:p>2018-08-04</text:p>
          </table:table-cell>
          <table:table-cell office:value-type="float" office:value="148.97" calcext:value-type="float">
            <text:p>148.97</text:p>
          </table:table-cell>
          <table:table-cell office:value-type="float" office:value="187.5" calcext:value-type="float">
            <text:p>187.5</text:p>
          </table:table-cell>
          <table:table-cell office:value-type="float" office:value="6.27" calcext:value-type="float">
            <text:p>6.27</text:p>
          </table:table-cell>
          <table:table-cell office:value-type="float" office:value="2308.46" calcext:value-type="float">
            <text:p>2308.46</text:p>
          </table:table-cell>
          <table:table-cell office:value-type="float" office:value="162.977" calcext:value-type="float">
            <text:p>162.977</text:p>
          </table:table-cell>
          <table:table-cell office:value-type="float" office:value="0.0289999999999964" calcext:value-type="float">
            <text:p>0.028999999999996</text:p>
          </table:table-cell>
        </table:table-row>
        <table:table-row table:style-name="ro1">
          <table:table-cell office:value-type="string" calcext:value-type="string">
            <text:p>2018-08-05</text:p>
          </table:table-cell>
          <table:table-cell office:value-type="float" office:value="197.66" calcext:value-type="float">
            <text:p>197.66</text:p>
          </table:table-cell>
          <table:table-cell office:value-type="float" office:value="150.42" calcext:value-type="float">
            <text:p>150.42</text:p>
          </table:table-cell>
          <table:table-cell office:value-type="float" office:value="17.96" calcext:value-type="float">
            <text:p>17.96</text:p>
          </table:table-cell>
          <table:table-cell office:value-type="float" office:value="2216.26" calcext:value-type="float">
            <text:p>2216.26</text:p>
          </table:table-cell>
          <table:table-cell office:value-type="float" office:value="164.758" calcext:value-type="float">
            <text:p>164.758</text:p>
          </table:table-cell>
          <table:table-cell office:value-type="float" office:value="1.78100000000001" calcext:value-type="float">
            <text:p>1.78100000000001</text:p>
          </table:table-cell>
        </table:table-row>
        <table:table-row table:style-name="ro1">
          <table:table-cell office:value-type="string" calcext:value-type="string">
            <text:p>2018-08-06</text:p>
          </table:table-cell>
          <table:table-cell office:value-type="float" office:value="161.11" calcext:value-type="float">
            <text:p>161.11</text:p>
          </table:table-cell>
          <table:table-cell office:value-type="float" office:value="145.24" calcext:value-type="float">
            <text:p>145.24</text:p>
          </table:table-cell>
          <table:table-cell office:value-type="float" office:value="33.18" calcext:value-type="float">
            <text:p>33.18</text:p>
          </table:table-cell>
          <table:table-cell office:value-type="float" office:value="2084.32" calcext:value-type="float">
            <text:p>2084.32</text:p>
          </table:table-cell>
          <table:table-cell office:value-type="float" office:value="161.993" calcext:value-type="float">
            <text:p>161.993</text:p>
          </table:table-cell>
          <table:table-cell office:value-type="float" office:value="-2.76500000000002" calcext:value-type="float">
            <text:p>-2.76500000000002</text:p>
          </table:table-cell>
        </table:table-row>
        <table:table-row table:style-name="ro1">
          <table:table-cell office:value-type="string" calcext:value-type="string">
            <text:p>2018-08-07</text:p>
          </table:table-cell>
          <table:table-cell office:value-type="float" office:value="211.79" calcext:value-type="float">
            <text:p>211.79</text:p>
          </table:table-cell>
          <table:table-cell office:value-type="float" office:value="176.54" calcext:value-type="float">
            <text:p>176.54</text:p>
          </table:table-cell>
          <table:table-cell office:value-type="float" office:value="17.8" calcext:value-type="float">
            <text:p>17.8</text:p>
          </table:table-cell>
          <table:table-cell office:value-type="float" office:value="2507.22" calcext:value-type="float">
            <text:p>2507.22</text:p>
          </table:table-cell>
          <table:table-cell office:value-type="float" office:value="165.845" calcext:value-type="float">
            <text:p>165.845</text:p>
          </table:table-cell>
          <table:table-cell office:value-type="float" office:value="3.852" calcext:value-type="float">
            <text:p>3.852</text:p>
          </table:table-cell>
        </table:table-row>
        <table:table-row table:style-name="ro1">
          <table:table-cell office:value-type="string" calcext:value-type="string">
            <text:p>2018-08-08</text:p>
          </table:table-cell>
          <table:table-cell office:value-type="float" office:value="181.69" calcext:value-type="float">
            <text:p>181.69</text:p>
          </table:table-cell>
          <table:table-cell office:value-type="float" office:value="141.74" calcext:value-type="float">
            <text:p>141.74</text:p>
          </table:table-cell>
          <table:table-cell office:value-type="float" office:value="31.24" calcext:value-type="float">
            <text:p>31.24</text:p>
          </table:table-cell>
          <table:table-cell office:value-type="float" office:value="2127.38" calcext:value-type="float">
            <text:p>2127.38</text:p>
          </table:table-cell>
          <table:table-cell office:value-type="float" office:value="166.244" calcext:value-type="float">
            <text:p>166.244</text:p>
          </table:table-cell>
          <table:table-cell office:value-type="float" office:value="0.399000000000001" calcext:value-type="float">
            <text:p>0.399000000000001</text:p>
          </table:table-cell>
        </table:table-row>
        <table:table-row table:style-name="ro1">
          <table:table-cell office:value-type="string" calcext:value-type="string">
            <text:p>2018-08-09</text:p>
          </table:table-cell>
          <table:table-cell office:value-type="float" office:value="185.54" calcext:value-type="float">
            <text:p>185.54</text:p>
          </table:table-cell>
          <table:table-cell office:value-type="float" office:value="137.5" calcext:value-type="float">
            <text:p>137.5</text:p>
          </table:table-cell>
          <table:table-cell office:value-type="float" office:value="30.93" calcext:value-type="float">
            <text:p>30.93</text:p>
          </table:table-cell>
          <table:table-cell office:value-type="float" office:value="2103.38" calcext:value-type="float">
            <text:p>2103.38</text:p>
          </table:table-cell>
          <table:table-cell office:value-type="float" office:value="165.062" calcext:value-type="float">
            <text:p>165.062</text:p>
          </table:table-cell>
          <table:table-cell office:value-type="float" office:value="-1.18199999999999" calcext:value-type="float">
            <text:p>-1.18199999999999</text:p>
          </table:table-cell>
        </table:table-row>
        <table:table-row table:style-name="ro1">
          <table:table-cell office:value-type="string" calcext:value-type="string">
            <text:p>2018-08-10</text:p>
          </table:table-cell>
          <table:table-cell office:value-type="float" office:value="192.18" calcext:value-type="float">
            <text:p>192.18</text:p>
          </table:table-cell>
          <table:table-cell office:value-type="float" office:value="158.28" calcext:value-type="float">
            <text:p>158.28</text:p>
          </table:table-cell>
          <table:table-cell office:value-type="float" office:value="16.09" calcext:value-type="float">
            <text:p>16.09</text:p>
          </table:table-cell>
          <table:table-cell office:value-type="float" office:value="2257.6" calcext:value-type="float">
            <text:p>2257.6</text:p>
          </table:table-cell>
          <table:table-cell office:value-type="float" office:value="163.947" calcext:value-type="float">
            <text:p>163.947</text:p>
          </table:table-cell>
          <table:table-cell office:value-type="float" office:value="-1.11500000000001" calcext:value-type="float">
            <text:p>-1.11500000000001</text:p>
          </table:table-cell>
        </table:table-row>
        <table:table-row table:style-name="ro1">
          <table:table-cell office:value-type="string" calcext:value-type="string">
            <text:p>2018-08-11</text:p>
          </table:table-cell>
          <table:table-cell office:value-type="float" office:value="173.13" calcext:value-type="float">
            <text:p>173.13</text:p>
          </table:table-cell>
          <table:table-cell office:value-type="float" office:value="151.41" calcext:value-type="float">
            <text:p>151.41</text:p>
          </table:table-cell>
          <table:table-cell office:value-type="float" office:value="30.88" calcext:value-type="float">
            <text:p>30.88</text:p>
          </table:table-cell>
          <table:table-cell office:value-type="float" office:value="2178.73" calcext:value-type="float">
            <text:p>2178.73</text:p>
          </table:table-cell>
          <table:table-cell office:value-type="float" office:value="163.929" calcext:value-type="float">
            <text:p>163.929</text:p>
          </table:table-cell>
          <table:table-cell office:value-type="float" office:value="-0.0180000000000007" calcext:value-type="float">
            <text:p>-0.018000000000001</text:p>
          </table:table-cell>
        </table:table-row>
        <table:table-row table:style-name="ro1">
          <table:table-cell office:value-type="string" calcext:value-type="string">
            <text:p>2018-08-12</text:p>
          </table:table-cell>
          <table:table-cell office:value-type="float" office:value="163.63" calcext:value-type="float">
            <text:p>163.63</text:p>
          </table:table-cell>
          <table:table-cell office:value-type="float" office:value="162.17" calcext:value-type="float">
            <text:p>162.17</text:p>
          </table:table-cell>
          <table:table-cell office:value-type="float" office:value="28.1" calcext:value-type="float">
            <text:p>28.1</text:p>
          </table:table-cell>
          <table:table-cell office:value-type="float" office:value="2226.45" calcext:value-type="float">
            <text:p>2226.45</text:p>
          </table:table-cell>
          <table:table-cell office:value-type="float" office:value="162.205" calcext:value-type="float">
            <text:p>162.205</text:p>
          </table:table-cell>
          <table:table-cell office:value-type="float" office:value="-1.72399999999999" calcext:value-type="float">
            <text:p>-1.72399999999999</text:p>
          </table:table-cell>
        </table:table-row>
        <table:table-row table:style-name="ro1">
          <table:table-cell office:value-type="string" calcext:value-type="string">
            <text:p>2018-08-13</text:p>
          </table:table-cell>
          <table:table-cell office:value-type="float" office:value="211.5" calcext:value-type="float">
            <text:p>211.5</text:p>
          </table:table-cell>
          <table:table-cell office:value-type="float" office:value="143.54" calcext:value-type="float">
            <text:p>143.54</text:p>
          </table:table-cell>
          <table:table-cell office:value-type="float" office:value="23.13" calcext:value-type="float">
            <text:p>23.13</text:p>
          </table:table-cell>
          <table:table-cell office:value-type="float" office:value="2230.38" calcext:value-type="float">
            <text:p>2230.38</text:p>
          </table:table-cell>
          <table:table-cell office:value-type="float" office:value="162.67" calcext:value-type="float">
            <text:p>162.67</text:p>
          </table:table-cell>
          <table:table-cell office:value-type="float" office:value="0.464999999999975" calcext:value-type="float">
            <text:p>0.464999999999975</text:p>
          </table:table-cell>
        </table:table-row>
        <table:table-row table:style-name="ro1">
          <table:table-cell office:value-type="string" calcext:value-type="string">
            <text:p>2018-08-14</text:p>
          </table:table-cell>
          <table:table-cell office:value-type="float" office:value="199.25" calcext:value-type="float">
            <text:p>199.25</text:p>
          </table:table-cell>
          <table:table-cell office:value-type="float" office:value="154.81" calcext:value-type="float">
            <text:p>154.81</text:p>
          </table:table-cell>
          <table:table-cell office:value-type="float" office:value="38.52" calcext:value-type="float">
            <text:p>38.52</text:p>
          </table:table-cell>
          <table:table-cell office:value-type="float" office:value="2344.37" calcext:value-type="float">
            <text:p>2344.37</text:p>
          </table:table-cell>
          <table:table-cell office:value-type="float" office:value="164.026" calcext:value-type="float">
            <text:p>164.026</text:p>
          </table:table-cell>
          <table:table-cell office:value-type="float" office:value="1.35600000000002" calcext:value-type="float">
            <text:p>1.35600000000002</text:p>
          </table:table-cell>
        </table:table-row>
        <table:table-row table:style-name="ro1">
          <table:table-cell office:value-type="string" calcext:value-type="string">
            <text:p>2018-08-15</text:p>
          </table:table-cell>
          <table:table-cell office:value-type="float" office:value="181.66" calcext:value-type="float">
            <text:p>181.66</text:p>
          </table:table-cell>
          <table:table-cell office:value-type="float" office:value="146.32" calcext:value-type="float">
            <text:p>146.32</text:p>
          </table:table-cell>
          <table:table-cell office:value-type="float" office:value="40.89" calcext:value-type="float">
            <text:p>40.89</text:p>
          </table:table-cell>
          <table:table-cell office:value-type="float" office:value="2207.08" calcext:value-type="float">
            <text:p>2207.08</text:p>
          </table:table-cell>
          <table:table-cell office:value-type="float" office:value="164.74" calcext:value-type="float">
            <text:p>164.74</text:p>
          </table:table-cell>
          <table:table-cell office:value-type="float" office:value="0.713999999999999" calcext:value-type="float">
            <text:p>0.713999999999999</text:p>
          </table:table-cell>
        </table:table-row>
        <table:table-row table:style-name="ro1">
          <table:table-cell office:value-type="string" calcext:value-type="string">
            <text:p>2018-08-16</text:p>
          </table:table-cell>
          <table:table-cell office:value-type="float" office:value="195.47" calcext:value-type="float">
            <text:p>195.47</text:p>
          </table:table-cell>
          <table:table-cell office:value-type="float" office:value="148.43" calcext:value-type="float">
            <text:p>148.43</text:p>
          </table:table-cell>
          <table:table-cell office:value-type="float" office:value="35.73" calcext:value-type="float">
            <text:p>35.73</text:p>
          </table:table-cell>
          <table:table-cell office:value-type="float" office:value="2260.67" calcext:value-type="float">
            <text:p>2260.67</text:p>
          </table:table-cell>
          <table:table-cell office:value-type="float" office:value="164.414" calcext:value-type="float">
            <text:p>164.414</text:p>
          </table:table-cell>
          <table:table-cell office:value-type="float" office:value="-0.326000000000022" calcext:value-type="float">
            <text:p>-0.326000000000022</text:p>
          </table:table-cell>
        </table:table-row>
        <table:table-row table:style-name="ro1">
          <table:table-cell office:value-type="string" calcext:value-type="string">
            <text:p>2018-08-17</text:p>
          </table:table-cell>
          <table:table-cell office:value-type="float" office:value="185.33" calcext:value-type="float">
            <text:p>185.33</text:p>
          </table:table-cell>
          <table:table-cell office:value-type="float" office:value="150.79" calcext:value-type="float">
            <text:p>150.79</text:p>
          </table:table-cell>
          <table:table-cell office:value-type="float" office:value="23.31" calcext:value-type="float">
            <text:p>23.31</text:p>
          </table:table-cell>
          <table:table-cell office:value-type="float" office:value="2191.67" calcext:value-type="float">
            <text:p>2191.67</text:p>
          </table:table-cell>
          <table:table-cell office:value-type="float" office:value="164.751" calcext:value-type="float">
            <text:p>164.751</text:p>
          </table:table-cell>
          <table:table-cell office:value-type="float" office:value="0.337000000000017" calcext:value-type="float">
            <text:p>0.337000000000017</text:p>
          </table:table-cell>
        </table:table-row>
        <table:table-row table:style-name="ro1">
          <table:table-cell office:value-type="string" calcext:value-type="string">
            <text:p>2018-08-18</text:p>
          </table:table-cell>
          <table:table-cell office:value-type="float" office:value="172" calcext:value-type="float">
            <text:p>172</text:p>
          </table:table-cell>
          <table:table-cell office:value-type="float" office:value="128.01" calcext:value-type="float">
            <text:p>128.01</text:p>
          </table:table-cell>
          <table:table-cell office:value-type="float" office:value="23.13" calcext:value-type="float">
            <text:p>23.13</text:p>
          </table:table-cell>
          <table:table-cell office:value-type="float" office:value="1932.61" calcext:value-type="float">
            <text:p>1932.61</text:p>
          </table:table-cell>
          <table:table-cell office:value-type="float" office:value="163.638" calcext:value-type="float">
            <text:p>163.638</text:p>
          </table:table-cell>
          <table:table-cell office:value-type="float" office:value="-1.113" calcext:value-type="float">
            <text:p>-1.113</text:p>
          </table:table-cell>
        </table:table-row>
        <table:table-row table:style-name="ro1">
          <table:table-cell office:value-type="string" calcext:value-type="string">
            <text:p>2018-08-19</text:p>
          </table:table-cell>
          <table:table-cell office:value-type="float" office:value="186.87" calcext:value-type="float">
            <text:p>186.87</text:p>
          </table:table-cell>
          <table:table-cell office:value-type="float" office:value="152.96" calcext:value-type="float">
            <text:p>152.96</text:p>
          </table:table-cell>
          <table:table-cell office:value-type="float" office:value="27.7" calcext:value-type="float">
            <text:p>27.7</text:p>
          </table:table-cell>
          <table:table-cell office:value-type="float" office:value="2234.92" calcext:value-type="float">
            <text:p>2234.92</text:p>
          </table:table-cell>
          <table:table-cell office:value-type="float" office:value="162.278" calcext:value-type="float">
            <text:p>162.278</text:p>
          </table:table-cell>
          <table:table-cell office:value-type="float" office:value="-1.36000000000001" calcext:value-type="float">
            <text:p>-1.36000000000001</text:p>
          </table:table-cell>
        </table:table-row>
        <table:table-row table:style-name="ro1">
          <table:table-cell office:value-type="string" calcext:value-type="string">
            <text:p>2018-08-20</text:p>
          </table:table-cell>
          <table:table-cell office:value-type="float" office:value="166.19" calcext:value-type="float">
            <text:p>166.19</text:p>
          </table:table-cell>
          <table:table-cell office:value-type="float" office:value="165.28" calcext:value-type="float">
            <text:p>165.28</text:p>
          </table:table-cell>
          <table:table-cell office:value-type="float" office:value="21.16" calcext:value-type="float">
            <text:p>21.16</text:p>
          </table:table-cell>
          <table:table-cell office:value-type="float" office:value="2236.92" calcext:value-type="float">
            <text:p>2236.92</text:p>
          </table:table-cell>
          <table:table-cell office:value-type="float" office:value="162.41" calcext:value-type="float">
            <text:p>162.41</text:p>
          </table:table-cell>
          <table:table-cell office:value-type="float" office:value="0.132000000000005" calcext:value-type="float">
            <text:p>0.132000000000005</text:p>
          </table:table-cell>
        </table:table-row>
        <table:table-row table:style-name="ro1">
          <table:table-cell office:value-type="string" calcext:value-type="string">
            <text:p>2018-08-21</text:p>
          </table:table-cell>
          <table:table-cell office:value-type="float" office:value="170" calcext:value-type="float">
            <text:p>170</text:p>
          </table:table-cell>
          <table:table-cell office:value-type="float" office:value="149.7" calcext:value-type="float">
            <text:p>149.7</text:p>
          </table:table-cell>
          <table:table-cell office:value-type="float" office:value="26.92" calcext:value-type="float">
            <text:p>26.92</text:p>
          </table:table-cell>
          <table:table-cell office:value-type="float" office:value="2134.98" calcext:value-type="float">
            <text:p>2134.98</text:p>
          </table:table-cell>
          <table:table-cell office:value-type="float" office:value="165.949" calcext:value-type="float">
            <text:p>165.949</text:p>
          </table:table-cell>
          <table:table-cell office:value-type="float" office:value="3.53900000000002" calcext:value-type="float">
            <text:p>3.53900000000002</text:p>
          </table:table-cell>
        </table:table-row>
        <table:table-row table:style-name="ro1">
          <table:table-cell office:value-type="string" calcext:value-type="string">
            <text:p>2018-08-22</text:p>
          </table:table-cell>
          <table:table-cell office:value-type="float" office:value="173.86" calcext:value-type="float">
            <text:p>173.86</text:p>
          </table:table-cell>
          <table:table-cell office:value-type="float" office:value="149.97" calcext:value-type="float">
            <text:p>149.97</text:p>
          </table:table-cell>
          <table:table-cell office:value-type="float" office:value="26.16" calcext:value-type="float">
            <text:p>26.16</text:p>
          </table:table-cell>
          <table:table-cell office:value-type="float" office:value="2149.81" calcext:value-type="float">
            <text:p>2149.81</text:p>
          </table:table-cell>
          <table:table-cell office:value-type="float" office:value="164.866" calcext:value-type="float">
            <text:p>164.866</text:p>
          </table:table-cell>
          <table:table-cell office:value-type="float" office:value="-1.083" calcext:value-type="float">
            <text:p>-1.083</text:p>
          </table:table-cell>
        </table:table-row>
        <table:table-row table:style-name="ro1">
          <table:table-cell office:value-type="string" calcext:value-type="string">
            <text:p>2018-08-23</text:p>
          </table:table-cell>
          <table:table-cell office:value-type="float" office:value="165.47" calcext:value-type="float">
            <text:p>165.47</text:p>
          </table:table-cell>
          <table:table-cell office:value-type="float" office:value="149.88" calcext:value-type="float">
            <text:p>149.88</text:p>
          </table:table-cell>
          <table:table-cell office:value-type="float" office:value="34.38" calcext:value-type="float">
            <text:p>34.38</text:p>
          </table:table-cell>
          <table:table-cell office:value-type="float" office:value="2148.32" calcext:value-type="float">
            <text:p>2148.32</text:p>
          </table:table-cell>
          <table:table-cell office:value-type="float" office:value="163.038" calcext:value-type="float">
            <text:p>163.038</text:p>
          </table:table-cell>
          <table:table-cell office:value-type="float" office:value="-1.828" calcext:value-type="float">
            <text:p>-1.828</text:p>
          </table:table-cell>
        </table:table-row>
        <table:table-row table:style-name="ro1">
          <table:table-cell office:value-type="string" calcext:value-type="string">
            <text:p>2018-08-24</text:p>
          </table:table-cell>
          <table:table-cell office:value-type="float" office:value="193.46" calcext:value-type="float">
            <text:p>193.46</text:p>
          </table:table-cell>
          <table:table-cell office:value-type="float" office:value="167.84" calcext:value-type="float">
            <text:p>167.84</text:p>
          </table:table-cell>
          <table:table-cell office:value-type="float" office:value="34.6" calcext:value-type="float">
            <text:p>34.6</text:p>
          </table:table-cell>
          <table:table-cell office:value-type="float" office:value="2422.8" calcext:value-type="float">
            <text:p>2422.8</text:p>
          </table:table-cell>
          <table:table-cell office:value-type="float" office:value="165.761" calcext:value-type="float">
            <text:p>165.761</text:p>
          </table:table-cell>
          <table:table-cell office:value-type="float" office:value="2.72299999999998" calcext:value-type="float">
            <text:p>2.72299999999998</text:p>
          </table:table-cell>
        </table:table-row>
        <table:table-row table:style-name="ro1">
          <table:table-cell office:value-type="string" calcext:value-type="string">
            <text:p>2018-08-25</text:p>
          </table:table-cell>
          <table:table-cell office:value-type="float" office:value="220.24" calcext:value-type="float">
            <text:p>220.24</text:p>
          </table:table-cell>
          <table:table-cell office:value-type="float" office:value="92.51" calcext:value-type="float">
            <text:p>92.51</text:p>
          </table:table-cell>
          <table:table-cell office:value-type="float" office:value="13.08" calcext:value-type="float">
            <text:p>13.08</text:p>
          </table:table-cell>
          <table:table-cell office:value-type="float" office:value="1765.87" calcext:value-type="float">
            <text:p>1765.87</text:p>
          </table:table-cell>
          <table:table-cell office:value-type="float" office:value="165.589" calcext:value-type="float">
            <text:p>165.589</text:p>
          </table:table-cell>
          <table:table-cell office:value-type="float" office:value="-0.171999999999997" calcext:value-type="float">
            <text:p>-0.171999999999997</text:p>
          </table:table-cell>
        </table:table-row>
        <table:table-row table:style-name="ro1">
          <table:table-cell office:value-type="string" calcext:value-type="string">
            <text:p>2018-08-26</text:p>
          </table:table-cell>
          <table:table-cell office:value-type="float" office:value="196.17" calcext:value-type="float">
            <text:p>196.17</text:p>
          </table:table-cell>
          <table:table-cell office:value-type="float" office:value="107.76" calcext:value-type="float">
            <text:p>107.76</text:p>
          </table:table-cell>
          <table:table-cell office:value-type="float" office:value="26.4" calcext:value-type="float">
            <text:p>26.4</text:p>
          </table:table-cell>
          <table:table-cell office:value-type="float" office:value="1860.12" calcext:value-type="float">
            <text:p>1860.12</text:p>
          </table:table-cell>
          <table:table-cell office:value-type="float" office:value="163.576" calcext:value-type="float">
            <text:p>163.576</text:p>
          </table:table-cell>
          <table:table-cell office:value-type="float" office:value="-2.01300000000001" calcext:value-type="float">
            <text:p>-2.01300000000001</text:p>
          </table:table-cell>
        </table:table-row>
        <table:table-row table:style-name="ro1">
          <table:table-cell office:value-type="string" calcext:value-type="string">
            <text:p>2018-08-27</text:p>
          </table:table-cell>
          <table:table-cell office:value-type="float" office:value="146.27" calcext:value-type="float">
            <text:p>146.27</text:p>
          </table:table-cell>
          <table:table-cell office:value-type="float" office:value="139.37" calcext:value-type="float">
            <text:p>139.37</text:p>
          </table:table-cell>
          <table:table-cell office:value-type="float" office:value="14.38" calcext:value-type="float">
            <text:p>14.38</text:p>
          </table:table-cell>
          <table:table-cell office:value-type="float" office:value="1896.93" calcext:value-type="float">
            <text:p>1896.93</text:p>
          </table:table-cell>
          <table:table-cell office:value-type="float" office:value="163.759" calcext:value-type="float">
            <text:p>163.759</text:p>
          </table:table-cell>
          <table:table-cell office:value-type="float" office:value="0.182999999999993" calcext:value-type="float">
            <text:p>0.182999999999993</text:p>
          </table:table-cell>
        </table:table-row>
        <table:table-row table:style-name="ro1">
          <table:table-cell office:value-type="string" calcext:value-type="string">
            <text:p>2018-08-28</text:p>
          </table:table-cell>
          <table:table-cell office:value-type="float" office:value="221.69" calcext:value-type="float">
            <text:p>221.69</text:p>
          </table:table-cell>
          <table:table-cell office:value-type="float" office:value="111.3" calcext:value-type="float">
            <text:p>111.3</text:p>
          </table:table-cell>
          <table:table-cell office:value-type="float" office:value="28.58" calcext:value-type="float">
            <text:p>28.58</text:p>
          </table:table-cell>
          <table:table-cell office:value-type="float" office:value="2002.78" calcext:value-type="float">
            <text:p>2002.78</text:p>
          </table:table-cell>
          <table:table-cell office:value-type="float" office:value="165.988" calcext:value-type="float">
            <text:p>165.988</text:p>
          </table:table-cell>
          <table:table-cell office:value-type="float" office:value="2.22900000000001" calcext:value-type="float">
            <text:p>2.22900000000001</text:p>
          </table:table-cell>
        </table:table-row>
        <table:table-row table:style-name="ro1">
          <table:table-cell office:value-type="string" calcext:value-type="string">
            <text:p>2018-08-29</text:p>
          </table:table-cell>
          <table:table-cell office:value-type="float" office:value="179.37" calcext:value-type="float">
            <text:p>179.37</text:p>
          </table:table-cell>
          <table:table-cell office:value-type="float" office:value="138.32" calcext:value-type="float">
            <text:p>138.32</text:p>
          </table:table-cell>
          <table:table-cell office:value-type="float" office:value="31.44" calcext:value-type="float">
            <text:p>31.44</text:p>
          </table:table-cell>
          <table:table-cell office:value-type="float" office:value="2088.12" calcext:value-type="float">
            <text:p>2088.12</text:p>
          </table:table-cell>
          <table:table-cell office:value-type="float" office:value="166.145" calcext:value-type="float">
            <text:p>166.145</text:p>
          </table:table-cell>
          <table:table-cell office:value-type="float" office:value="0.157000000000011" calcext:value-type="float">
            <text:p>0.157000000000011</text:p>
          </table:table-cell>
        </table:table-row>
        <table:table-row table:style-name="ro1">
          <table:table-cell office:value-type="string" calcext:value-type="string">
            <text:p>2018-08-30</text:p>
          </table:table-cell>
          <table:table-cell office:value-type="float" office:value="217.85" calcext:value-type="float">
            <text:p>217.85</text:p>
          </table:table-cell>
          <table:table-cell office:value-type="float" office:value="109.36" calcext:value-type="float">
            <text:p>109.36</text:p>
          </table:table-cell>
          <table:table-cell office:value-type="float" office:value="24.11" calcext:value-type="float">
            <text:p>24.11</text:p>
          </table:table-cell>
          <table:table-cell office:value-type="float" office:value="1952.08" calcext:value-type="float">
            <text:p>1952.08</text:p>
          </table:table-cell>
          <table:table-cell office:value-type="float" office:value="163.808" calcext:value-type="float">
            <text:p>163.808</text:p>
          </table:table-cell>
          <table:table-cell office:value-type="float" office:value="-2.33700000000002" calcext:value-type="float">
            <text:p>-2.33700000000002</text:p>
          </table:table-cell>
        </table:table-row>
        <table:table-row table:style-name="ro1">
          <table:table-cell office:value-type="string" calcext:value-type="string">
            <text:p>2018-08-31</text:p>
          </table:table-cell>
          <table:table-cell office:value-type="float" office:value="171.23" calcext:value-type="float">
            <text:p>171.23</text:p>
          </table:table-cell>
          <table:table-cell office:value-type="float" office:value="139.67" calcext:value-type="float">
            <text:p>139.67</text:p>
          </table:table-cell>
          <table:table-cell office:value-type="float" office:value="42.39" calcext:value-type="float">
            <text:p>42.39</text:p>
          </table:table-cell>
          <table:table-cell office:value-type="float" office:value="2111.51" calcext:value-type="float">
            <text:p>2111.51</text:p>
          </table:table-cell>
          <table:table-cell office:value-type="float" office:value="165.309" calcext:value-type="float">
            <text:p>165.309</text:p>
          </table:table-cell>
          <table:table-cell office:value-type="float" office:value="1.501" calcext:value-type="float">
            <text:p>1.501</text:p>
          </table:table-cell>
        </table:table-row>
        <table:table-row table:style-name="ro1">
          <table:table-cell office:value-type="string" calcext:value-type="string">
            <text:p>2018-09-01</text:p>
          </table:table-cell>
          <table:table-cell office:value-type="float" office:value="187.8" calcext:value-type="float">
            <text:p>187.8</text:p>
          </table:table-cell>
          <table:table-cell office:value-type="float" office:value="139.33" calcext:value-type="float">
            <text:p>139.33</text:p>
          </table:table-cell>
          <table:table-cell office:value-type="float" office:value="22.7" calcext:value-type="float">
            <text:p>22.7</text:p>
          </table:table-cell>
          <table:table-cell office:value-type="float" office:value="2095.97" calcext:value-type="float">
            <text:p>2095.97</text:p>
          </table:table-cell>
          <table:table-cell office:value-type="float" office:value="166.376" calcext:value-type="float">
            <text:p>166.376</text:p>
          </table:table-cell>
          <table:table-cell office:value-type="float" office:value="1.06700000000001" calcext:value-type="float">
            <text:p>1.06700000000001</text:p>
          </table:table-cell>
        </table:table-row>
        <table:table-row table:style-name="ro1">
          <table:table-cell office:value-type="string" calcext:value-type="string">
            <text:p>2018-09-02</text:p>
          </table:table-cell>
          <table:table-cell office:value-type="float" office:value="174" calcext:value-type="float">
            <text:p>174</text:p>
          </table:table-cell>
          <table:table-cell office:value-type="float" office:value="159.76" calcext:value-type="float">
            <text:p>159.76</text:p>
          </table:table-cell>
          <table:table-cell office:value-type="float" office:value="34.17" calcext:value-type="float">
            <text:p>34.17</text:p>
          </table:table-cell>
          <table:table-cell office:value-type="float" office:value="2270.52" calcext:value-type="float">
            <text:p>2270.52</text:p>
          </table:table-cell>
          <table:table-cell office:value-type="float" office:value="164.699" calcext:value-type="float">
            <text:p>164.699</text:p>
          </table:table-cell>
          <table:table-cell office:value-type="float" office:value="-1.67699999999999" calcext:value-type="float">
            <text:p>-1.67699999999999</text:p>
          </table:table-cell>
        </table:table-row>
        <table:table-row table:style-name="ro1">
          <table:table-cell office:value-type="string" calcext:value-type="string">
            <text:p>2018-09-03</text:p>
          </table:table-cell>
          <table:table-cell office:value-type="float" office:value="228.36" calcext:value-type="float">
            <text:p>228.36</text:p>
          </table:table-cell>
          <table:table-cell office:value-type="float" office:value="174.96" calcext:value-type="float">
            <text:p>174.96</text:p>
          </table:table-cell>
          <table:table-cell office:value-type="float" office:value="24.81" calcext:value-type="float">
            <text:p>24.81</text:p>
          </table:table-cell>
          <table:table-cell office:value-type="float" office:value="2587.32" calcext:value-type="float">
            <text:p>2587.32</text:p>
          </table:table-cell>
          <table:table-cell office:value-type="float" office:value="165.424" calcext:value-type="float">
            <text:p>165.424</text:p>
          </table:table-cell>
          <table:table-cell office:value-type="float" office:value="0.724999999999994" calcext:value-type="float">
            <text:p>0.724999999999994</text:p>
          </table:table-cell>
        </table:table-row>
        <table:table-row table:style-name="ro1">
          <table:table-cell office:value-type="string" calcext:value-type="string">
            <text:p>2018-09-04</text:p>
          </table:table-cell>
          <table:table-cell office:value-type="float" office:value="234.78" calcext:value-type="float">
            <text:p>234.78</text:p>
          </table:table-cell>
          <table:table-cell office:value-type="float" office:value="202.68" calcext:value-type="float">
            <text:p>202.68</text:p>
          </table:table-cell>
          <table:table-cell office:value-type="float" office:value="26.54" calcext:value-type="float">
            <text:p>26.54</text:p>
          </table:table-cell>
          <table:table-cell office:value-type="float" office:value="2869.4" calcext:value-type="float">
            <text:p>2869.4</text:p>
          </table:table-cell>
          <table:table-cell office:value-type="float" office:value="164.954" calcext:value-type="float">
            <text:p>164.954</text:p>
          </table:table-cell>
          <table:table-cell office:value-type="float" office:value="-0.469999999999999" calcext:value-type="float">
            <text:p>-0.469999999999999</text:p>
          </table:table-cell>
        </table:table-row>
        <table:table-row table:style-name="ro1">
          <table:table-cell office:value-type="string" calcext:value-type="string">
            <text:p>2018-09-05</text:p>
          </table:table-cell>
          <table:table-cell office:value-type="float" office:value="132" calcext:value-type="float">
            <text:p>132</text:p>
          </table:table-cell>
          <table:table-cell office:value-type="float" office:value="121.31" calcext:value-type="float">
            <text:p>121.31</text:p>
          </table:table-cell>
          <table:table-cell office:value-type="float" office:value="20.89" calcext:value-type="float">
            <text:p>20.89</text:p>
          </table:table-cell>
          <table:table-cell office:value-type="float" office:value="1703.35" calcext:value-type="float">
            <text:p>1703.35</text:p>
          </table:table-cell>
          <table:table-cell office:value-type="float" office:value="165.126" calcext:value-type="float">
            <text:p>165.126</text:p>
          </table:table-cell>
          <table:table-cell office:value-type="float" office:value="0.171999999999997" calcext:value-type="float">
            <text:p>0.171999999999997</text:p>
          </table:table-cell>
        </table:table-row>
        <table:table-row table:style-name="ro1">
          <table:table-cell office:value-type="string" calcext:value-type="string">
            <text:p>2018-09-06</text:p>
          </table:table-cell>
          <table:table-cell office:value-type="float" office:value="217.87" calcext:value-type="float">
            <text:p>217.87</text:p>
          </table:table-cell>
          <table:table-cell office:value-type="float" office:value="155.42" calcext:value-type="float">
            <text:p>155.42</text:p>
          </table:table-cell>
          <table:table-cell office:value-type="float" office:value="23.72" calcext:value-type="float">
            <text:p>23.72</text:p>
          </table:table-cell>
          <table:table-cell office:value-type="float" office:value="2365.14" calcext:value-type="float">
            <text:p>2365.14</text:p>
          </table:table-cell>
          <table:table-cell office:value-type="float" office:value="163.856" calcext:value-type="float">
            <text:p>163.856</text:p>
          </table:table-cell>
          <table:table-cell office:value-type="float" office:value="-1.27000000000001" calcext:value-type="float">
            <text:p>-1.27000000000001</text:p>
          </table:table-cell>
        </table:table-row>
        <table:table-row table:style-name="ro1">
          <table:table-cell office:value-type="string" calcext:value-type="string">
            <text:p>2018-09-07</text:p>
          </table:table-cell>
          <table:table-cell office:value-type="float" office:value="184.66" calcext:value-type="float">
            <text:p>184.66</text:p>
          </table:table-cell>
          <table:table-cell office:value-type="float" office:value="162.4" calcext:value-type="float">
            <text:p>162.4</text:p>
          </table:table-cell>
          <table:table-cell office:value-type="float" office:value="20.87" calcext:value-type="float">
            <text:p>20.87</text:p>
          </table:table-cell>
          <table:table-cell office:value-type="float" office:value="2283.72" calcext:value-type="float">
            <text:p>2283.72</text:p>
          </table:table-cell>
          <table:table-cell office:value-type="float" office:value="163.451" calcext:value-type="float">
            <text:p>163.451</text:p>
          </table:table-cell>
          <table:table-cell office:value-type="float" office:value="-0.405000000000001" calcext:value-type="float">
            <text:p>-0.405000000000001</text:p>
          </table:table-cell>
        </table:table-row>
        <table:table-row table:style-name="ro1">
          <table:table-cell office:value-type="string" calcext:value-type="string">
            <text:p>2018-09-08</text:p>
          </table:table-cell>
          <table:table-cell office:value-type="float" office:value="154.79" calcext:value-type="float">
            <text:p>154.79</text:p>
          </table:table-cell>
          <table:table-cell office:value-type="float" office:value="163.38" calcext:value-type="float">
            <text:p>163.38</text:p>
          </table:table-cell>
          <table:table-cell office:value-type="float" office:value="17.15" calcext:value-type="float">
            <text:p>17.15</text:p>
          </table:table-cell>
          <table:table-cell office:value-type="float" office:value="2158.18" calcext:value-type="float">
            <text:p>2158.18</text:p>
          </table:table-cell>
          <table:table-cell office:value-type="float" office:value="163.248" calcext:value-type="float">
            <text:p>163.248</text:p>
          </table:table-cell>
          <table:table-cell office:value-type="float" office:value="-0.203000000000003" calcext:value-type="float">
            <text:p>-0.203000000000003</text:p>
          </table:table-cell>
        </table:table-row>
        <table:table-row table:style-name="ro1">
          <table:table-cell office:value-type="string" calcext:value-type="string">
            <text:p>2018-09-09</text:p>
          </table:table-cell>
          <table:table-cell office:value-type="float" office:value="175.39" calcext:value-type="float">
            <text:p>175.39</text:p>
          </table:table-cell>
          <table:table-cell office:value-type="float" office:value="153.83" calcext:value-type="float">
            <text:p>153.83</text:p>
          </table:table-cell>
          <table:table-cell office:value-type="float" office:value="26.59" calcext:value-type="float">
            <text:p>26.59</text:p>
          </table:table-cell>
          <table:table-cell office:value-type="float" office:value="2192.39" calcext:value-type="float">
            <text:p>2192.39</text:p>
          </table:table-cell>
          <table:table-cell office:value-type="float" office:value="161.705" calcext:value-type="float">
            <text:p>161.705</text:p>
          </table:table-cell>
          <table:table-cell office:value-type="float" office:value="-1.54299999999998" calcext:value-type="float">
            <text:p>-1.54299999999998</text:p>
          </table:table-cell>
        </table:table-row>
        <table:table-row table:style-name="ro1">
          <table:table-cell office:value-type="string" calcext:value-type="string">
            <text:p>2018-09-10</text:p>
          </table:table-cell>
          <table:table-cell office:value-type="float" office:value="167.95" calcext:value-type="float">
            <text:p>167.95</text:p>
          </table:table-cell>
          <table:table-cell office:value-type="float" office:value="140.63" calcext:value-type="float">
            <text:p>140.63</text:p>
          </table:table-cell>
          <table:table-cell office:value-type="float" office:value="26.71" calcext:value-type="float">
            <text:p>26.71</text:p>
          </table:table-cell>
          <table:table-cell office:value-type="float" office:value="2044.31" calcext:value-type="float">
            <text:p>2044.31</text:p>
          </table:table-cell>
          <table:table-cell office:value-type="float" office:value="163.146" calcext:value-type="float">
            <text:p>163.146</text:p>
          </table:table-cell>
          <table:table-cell office:value-type="float" office:value="1.44099999999997" calcext:value-type="float">
            <text:p>1.44099999999997</text:p>
          </table:table-cell>
        </table:table-row>
        <table:table-row table:style-name="ro1">
          <table:table-cell office:value-type="string" calcext:value-type="string">
            <text:p>2018-09-11</text:p>
          </table:table-cell>
          <table:table-cell office:value-type="float" office:value="169.81" calcext:value-type="float">
            <text:p>169.81</text:p>
          </table:table-cell>
          <table:table-cell office:value-type="float" office:value="195.93" calcext:value-type="float">
            <text:p>195.93</text:p>
          </table:table-cell>
          <table:table-cell office:value-type="float" office:value="33.31" calcext:value-type="float">
            <text:p>33.31</text:p>
          </table:table-cell>
          <table:table-cell office:value-type="float" office:value="2575.85" calcext:value-type="float">
            <text:p>2575.85</text:p>
          </table:table-cell>
          <table:table-cell office:value-type="float" office:value="165.214" calcext:value-type="float">
            <text:p>165.214</text:p>
          </table:table-cell>
          <table:table-cell office:value-type="float" office:value="2.06800000000001" calcext:value-type="float">
            <text:p>2.06800000000001</text:p>
          </table:table-cell>
        </table:table-row>
        <table:table-row table:style-name="ro1">
          <table:table-cell office:value-type="string" calcext:value-type="string">
            <text:p>2018-09-13</text:p>
          </table:table-cell>
          <table:table-cell office:value-type="float" office:value="183.87" calcext:value-type="float">
            <text:p>183.87</text:p>
          </table:table-cell>
          <table:table-cell office:value-type="float" office:value="166.26" calcext:value-type="float">
            <text:p>166.26</text:p>
          </table:table-cell>
          <table:table-cell office:value-type="float" office:value="37.4" calcext:value-type="float">
            <text:p>37.4</text:p>
          </table:table-cell>
          <table:table-cell office:value-type="float" office:value="2381.42" calcext:value-type="float">
            <text:p>2381.42</text:p>
          </table:table-cell>
          <table:table-cell office:value-type="float" office:value="168.678" calcext:value-type="float">
            <text:p>168.678</text:p>
          </table:table-cell>
          <table:table-cell office:value-type="float" office:value="3.464" calcext:value-type="float">
            <text:p>3.464</text:p>
          </table:table-cell>
        </table:table-row>
        <table:table-row table:style-name="ro1">
          <table:table-cell office:value-type="string" calcext:value-type="string">
            <text:p>2018-09-14</text:p>
          </table:table-cell>
          <table:table-cell office:value-type="float" office:value="166.88" calcext:value-type="float">
            <text:p>166.88</text:p>
          </table:table-cell>
          <table:table-cell office:value-type="float" office:value="160.27" calcext:value-type="float">
            <text:p>160.27</text:p>
          </table:table-cell>
          <table:table-cell office:value-type="float" office:value="32.15" calcext:value-type="float">
            <text:p>32.15</text:p>
          </table:table-cell>
          <table:table-cell office:value-type="float" office:value="2238.55" calcext:value-type="float">
            <text:p>2238.55</text:p>
          </table:table-cell>
          <table:table-cell office:value-type="float" office:value="165.344" calcext:value-type="float">
            <text:p>165.344</text:p>
          </table:table-cell>
          <table:table-cell office:value-type="float" office:value="-3.334" calcext:value-type="float">
            <text:p>-3.334</text:p>
          </table:table-cell>
        </table:table-row>
        <table:table-row table:style-name="ro1">
          <table:table-cell office:value-type="string" calcext:value-type="string">
            <text:p>2018-09-15</text:p>
          </table:table-cell>
          <table:table-cell office:value-type="float" office:value="199.88" calcext:value-type="float">
            <text:p>199.88</text:p>
          </table:table-cell>
          <table:table-cell office:value-type="float" office:value="178.15" calcext:value-type="float">
            <text:p>178.15</text:p>
          </table:table-cell>
          <table:table-cell office:value-type="float" office:value="43.49" calcext:value-type="float">
            <text:p>43.49</text:p>
          </table:table-cell>
          <table:table-cell office:value-type="float" office:value="2576.83" calcext:value-type="float">
            <text:p>2576.83</text:p>
          </table:table-cell>
          <table:table-cell office:value-type="float" office:value="166.625" calcext:value-type="float">
            <text:p>166.625</text:p>
          </table:table-cell>
          <table:table-cell office:value-type="float" office:value="1.28100000000001" calcext:value-type="float">
            <text:p>1.28100000000001</text:p>
          </table:table-cell>
        </table:table-row>
        <table:table-row table:style-name="ro1">
          <table:table-cell office:value-type="string" calcext:value-type="string">
            <text:p>2018-09-16</text:p>
          </table:table-cell>
          <table:table-cell office:value-type="float" office:value="175.97" calcext:value-type="float">
            <text:p>175.97</text:p>
          </table:table-cell>
          <table:table-cell office:value-type="float" office:value="197.89" calcext:value-type="float">
            <text:p>197.89</text:p>
          </table:table-cell>
          <table:table-cell office:value-type="float" office:value="5.64" calcext:value-type="float">
            <text:p>5.64</text:p>
          </table:table-cell>
          <table:table-cell office:value-type="float" office:value="2507.45" calcext:value-type="float">
            <text:p>2507.45</text:p>
          </table:table-cell>
          <table:table-cell office:value-type="float" office:value="165.88" calcext:value-type="float">
            <text:p>165.88</text:p>
          </table:table-cell>
          <table:table-cell office:value-type="float" office:value="-0.745000000000004" calcext:value-type="float">
            <text:p>-0.745000000000004</text:p>
          </table:table-cell>
        </table:table-row>
        <table:table-row table:style-name="ro1">
          <table:table-cell office:value-type="string" calcext:value-type="string">
            <text:p>2018-09-17</text:p>
          </table:table-cell>
          <table:table-cell office:value-type="float" office:value="197.36" calcext:value-type="float">
            <text:p>197.36</text:p>
          </table:table-cell>
          <table:table-cell office:value-type="float" office:value="169.64" calcext:value-type="float">
            <text:p>169.64</text:p>
          </table:table-cell>
          <table:table-cell office:value-type="float" office:value="31.04" calcext:value-type="float">
            <text:p>31.04</text:p>
          </table:table-cell>
          <table:table-cell office:value-type="float" office:value="2440.36" calcext:value-type="float">
            <text:p>2440.36</text:p>
          </table:table-cell>
          <table:table-cell office:value-type="float" office:value="164.388" calcext:value-type="float">
            <text:p>164.388</text:p>
          </table:table-cell>
          <table:table-cell office:value-type="float" office:value="-1.49199999999999" calcext:value-type="float">
            <text:p>-1.49199999999999</text:p>
          </table:table-cell>
        </table:table-row>
        <table:table-row table:style-name="ro1">
          <table:table-cell office:value-type="string" calcext:value-type="string">
            <text:p>2018-09-18</text:p>
          </table:table-cell>
          <table:table-cell office:value-type="float" office:value="235.65" calcext:value-type="float">
            <text:p>235.65</text:p>
          </table:table-cell>
          <table:table-cell office:value-type="float" office:value="236.58" calcext:value-type="float">
            <text:p>236.58</text:p>
          </table:table-cell>
          <table:table-cell office:value-type="float" office:value="32.45" calcext:value-type="float">
            <text:p>32.45</text:p>
          </table:table-cell>
          <table:table-cell office:value-type="float" office:value="3201.62" calcext:value-type="float">
            <text:p>3201.62</text:p>
          </table:table-cell>
          <table:table-cell office:value-type="float" office:value="169.692" calcext:value-type="float">
            <text:p>169.692</text:p>
          </table:table-cell>
          <table:table-cell office:value-type="float" office:value="5.304" calcext:value-type="float">
            <text:p>5.304</text:p>
          </table:table-cell>
        </table:table-row>
        <table:table-row table:style-name="ro1">
          <table:table-cell office:value-type="string" calcext:value-type="string">
            <text:p>2018-09-19</text:p>
          </table:table-cell>
          <table:table-cell office:value-type="float" office:value="179.01" calcext:value-type="float">
            <text:p>179.01</text:p>
          </table:table-cell>
          <table:table-cell office:value-type="float" office:value="166.02" calcext:value-type="float">
            <text:p>166.02</text:p>
          </table:table-cell>
          <table:table-cell office:value-type="float" office:value="30.67" calcext:value-type="float">
            <text:p>30.67</text:p>
          </table:table-cell>
          <table:table-cell office:value-type="float" office:value="2332.9" calcext:value-type="float">
            <text:p>2332.9</text:p>
          </table:table-cell>
          <table:table-cell office:value-type="float" office:value="168.116" calcext:value-type="float">
            <text:p>168.116</text:p>
          </table:table-cell>
          <table:table-cell office:value-type="float" office:value="-1.57599999999999" calcext:value-type="float">
            <text:p>-1.57599999999999</text:p>
          </table:table-cell>
        </table:table-row>
        <table:table-row table:style-name="ro1">
          <table:table-cell office:value-type="string" calcext:value-type="string">
            <text:p>2018-09-20</text:p>
          </table:table-cell>
          <table:table-cell office:value-type="float" office:value="191.37" calcext:value-type="float">
            <text:p>191.37</text:p>
          </table:table-cell>
          <table:table-cell office:value-type="float" office:value="159.38" calcext:value-type="float">
            <text:p>159.38</text:p>
          </table:table-cell>
          <table:table-cell office:value-type="float" office:value="30.19" calcext:value-type="float">
            <text:p>30.19</text:p>
          </table:table-cell>
          <table:table-cell office:value-type="float" office:value="2320.66" calcext:value-type="float">
            <text:p>2320.66</text:p>
          </table:table-cell>
          <table:table-cell office:value-type="float" office:value="165.475" calcext:value-type="float">
            <text:p>165.475</text:p>
          </table:table-cell>
          <table:table-cell office:value-type="float" office:value="-2.64100000000002" calcext:value-type="float">
            <text:p>-2.64100000000002</text:p>
          </table:table-cell>
        </table:table-row>
        <table:table-row table:style-name="ro1">
          <table:table-cell office:value-type="string" calcext:value-type="string">
            <text:p>2018-09-21</text:p>
          </table:table-cell>
          <table:table-cell office:value-type="float" office:value="244.64" calcext:value-type="float">
            <text:p>244.64</text:p>
          </table:table-cell>
          <table:table-cell office:value-type="float" office:value="213.97" calcext:value-type="float">
            <text:p>213.97</text:p>
          </table:table-cell>
          <table:table-cell office:value-type="float" office:value="29.35" calcext:value-type="float">
            <text:p>29.35</text:p>
          </table:table-cell>
          <table:table-cell office:value-type="float" office:value="3021.69" calcext:value-type="float">
            <text:p>3021.69</text:p>
          </table:table-cell>
          <table:table-cell office:value-type="float" office:value="165.677" calcext:value-type="float">
            <text:p>165.677</text:p>
          </table:table-cell>
          <table:table-cell office:value-type="float" office:value="0.201999999999998" calcext:value-type="float">
            <text:p>0.201999999999998</text:p>
          </table:table-cell>
        </table:table-row>
        <table:table-row table:style-name="ro1">
          <table:table-cell office:value-type="string" calcext:value-type="string">
            <text:p>2018-09-22</text:p>
          </table:table-cell>
          <table:table-cell office:value-type="float" office:value="246.36" calcext:value-type="float">
            <text:p>246.36</text:p>
          </table:table-cell>
          <table:table-cell office:value-type="float" office:value="163.13" calcext:value-type="float">
            <text:p>163.13</text:p>
          </table:table-cell>
          <table:table-cell office:value-type="float" office:value="18.67" calcext:value-type="float">
            <text:p>18.67</text:p>
          </table:table-cell>
          <table:table-cell office:value-type="float" office:value="2528.29" calcext:value-type="float">
            <text:p>2528.29</text:p>
          </table:table-cell>
          <table:table-cell office:value-type="float" office:value="165.761" calcext:value-type="float">
            <text:p>165.761</text:p>
          </table:table-cell>
          <table:table-cell office:value-type="float" office:value="0.0840000000000032" calcext:value-type="float">
            <text:p>0.084000000000003</text:p>
          </table:table-cell>
        </table:table-row>
        <table:table-row table:style-name="ro1">
          <table:table-cell office:value-type="string" calcext:value-type="string">
            <text:p>2018-09-23</text:p>
          </table:table-cell>
          <table:table-cell office:value-type="float" office:value="195.4" calcext:value-type="float">
            <text:p>195.4</text:p>
          </table:table-cell>
          <table:table-cell office:value-type="float" office:value="149.06" calcext:value-type="float">
            <text:p>149.06</text:p>
          </table:table-cell>
          <table:table-cell office:value-type="float" office:value="26.88" calcext:value-type="float">
            <text:p>26.88</text:p>
          </table:table-cell>
          <table:table-cell office:value-type="float" office:value="2230.66" calcext:value-type="float">
            <text:p>2230.66</text:p>
          </table:table-cell>
          <table:table-cell office:value-type="float" office:value="167.093" calcext:value-type="float">
            <text:p>167.093</text:p>
          </table:table-cell>
          <table:table-cell office:value-type="float" office:value="1.33199999999999" calcext:value-type="float">
            <text:p>1.33199999999999</text:p>
          </table:table-cell>
        </table:table-row>
        <table:table-row table:style-name="ro1">
          <table:table-cell table:style-name="Default"/>
          <table:table-cell table:number-columns-repeated="6"/>
        </table:table-row>
        <table:table-row table:style-name="ro1">
          <table:table-cell table:style-name="Default"/>
          <table:table-cell table:formula="of:=AVERAGE([.B2:.B181])" office:value-type="float" office:value="187.568055555556" calcext:value-type="float">
            <text:p>187.568055555556</text:p>
          </table:table-cell>
          <table:table-cell table:formula="of:=AVERAGE([.C2:.C181])" office:value-type="float" office:value="164.096722222222" calcext:value-type="float">
            <text:p>164.096722222222</text:p>
          </table:table-cell>
          <table:table-cell table:formula="of:=AVERAGE([.D2:.D181])" office:value-type="float" office:value="27.3383888888889" calcext:value-type="float">
            <text:p>27.3383888888889</text:p>
          </table:table-cell>
          <table:table-cell table:formula="of:=AVERAGE([.E2:.E181])" office:value-type="float" office:value="2336.49627777778" calcext:value-type="float">
            <text:p>2336.49627777778</text:p>
          </table:table-cell>
          <table:table-cell table:formula="of:=AVERAGE([.F2:.F181])" office:value-type="float" office:value="166.683944444445" calcext:value-type="float">
            <text:p>166.683944444445</text:p>
          </table:table-cell>
          <table:table-cell table:formula="of:=AVERAGE([.G2:.G181])" office:value-type="float" office:value="-0.00553333333333339" calcext:value-type="float">
            <text:p>-0.00553333333333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9-27T17:30:56.249000000</dc:date>
    <meta:editing-duration>P1DT23H5M15S</meta:editing-duration>
    <meta:editing-cycles>1</meta:editing-cycles>
    <meta:document-statistic meta:table-count="1" meta:cell-count="1273" meta:object-count="0"/>
    <meta:generator>LibreOffice/6.0.5.2$Windows_X86_64 LibreOffice_project/54c8cbb85f300ac59db32fe8a675ff7683cd5a16</meta:generator>
  </office:meta>
</office:document-meta>
</file>